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7681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3709in"/>
    </style:style>
    <style:style style:name="co8" style:family="table-column">
      <style:table-column-properties fo:break-before="auto" style:column-width="1.4071in"/>
    </style:style>
    <style:style style:name="co9" style:family="table-column">
      <style:table-column-properties fo:break-before="auto" style:column-width="0.2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ergy_consum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time_s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z_m</text:p>
          </table:table-cell>
          <table:table-cell office:value-type="string" calcext:value-type="string">
            <text:p>initial_energy_J</text:p>
          </table:table-cell>
          <table:table-cell office:value-type="string" calcext:value-type="string">
            <text:p>remaining_energy_J</text:p>
          </table:table-cell>
          <table:table-cell office:value-type="string" calcext:value-type="string">
            <text:p>consumed_energy_J</text:p>
          </table:table-cell>
          <table:table-cell office:value-type="string" calcext:value-type="string">
            <text:p>sf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92" calcext:value-type="float">
            <text:p>9999.792</text:p>
          </table:table-cell>
          <table:table-cell office:value-type="float" office:value="0.208" calcext:value-type="float">
            <text:p>0.2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99" calcext:value-type="float">
            <text:p>9999.699</text:p>
          </table:table-cell>
          <table:table-cell office:value-type="float" office:value="0.301" calcext:value-type="float">
            <text:p>0.3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31" calcext:value-type="float">
            <text:p>9999.331</text:p>
          </table:table-cell>
          <table:table-cell office:value-type="float" office:value="0.669" calcext:value-type="float">
            <text:p>0.6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" calcext:value-type="float">
            <text:p>9998.7</text:p>
          </table:table-cell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92" calcext:value-type="float">
            <text:p>9999.792</text:p>
          </table:table-cell>
          <table:table-cell office:value-type="float" office:value="0.208" calcext:value-type="float">
            <text:p>0.2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99" calcext:value-type="float">
            <text:p>9999.699</text:p>
          </table:table-cell>
          <table:table-cell office:value-type="float" office:value="0.301" calcext:value-type="float">
            <text:p>0.3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" calcext:value-type="float">
            <text:p>9998.7</text:p>
          </table:table-cell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4" calcext:value-type="float">
            <text:p>9999.444</text:p>
          </table:table-cell>
          <table:table-cell office:value-type="float" office:value="0.556" calcext:value-type="float">
            <text:p>0.5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5" calcext:value-type="float">
            <text:p>9999.445</text:p>
          </table:table-cell>
          <table:table-cell office:value-type="float" office:value="0.555" calcext:value-type="float">
            <text:p>0.5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97" calcext:value-type="float">
            <text:p>9999.397</text:p>
          </table:table-cell>
          <table:table-cell office:value-type="float" office:value="0.603" calcext:value-type="float">
            <text:p>0.6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7" calcext:value-type="float">
            <text:p>9998.57</text:p>
          </table:table-cell>
          <table:table-cell office:value-type="float" office:value="1.43" calcext:value-type="float">
            <text:p>1.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6" calcext:value-type="float">
            <text:p>9999.746</text:p>
          </table:table-cell>
          <table:table-cell office:value-type="float" office:value="0.254" calcext:value-type="float">
            <text:p>0.2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01" calcext:value-type="float">
            <text:p>9997.401</text:p>
          </table:table-cell>
          <table:table-cell office:value-type="float" office:value="2.599" calcext:value-type="float">
            <text:p>2.59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" calcext:value-type="float">
            <text:p>9999.7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92" calcext:value-type="float">
            <text:p>9998.592</text:p>
          </table:table-cell>
          <table:table-cell office:value-type="float" office:value="1.408" calcext:value-type="float">
            <text:p>1.4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14" calcext:value-type="float">
            <text:p>9999.514</text:p>
          </table:table-cell>
          <table:table-cell office:value-type="float" office:value="0.486" calcext:value-type="float">
            <text:p>0.4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8" calcext:value-type="float">
            <text:p>9998.638</text:p>
          </table:table-cell>
          <table:table-cell office:value-type="float" office:value="1.362" calcext:value-type="float">
            <text:p>1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7" calcext:value-type="float">
            <text:p>9999.607</text:p>
          </table:table-cell>
          <table:table-cell office:value-type="float" office:value="0.393" calcext:value-type="float">
            <text:p>0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1" calcext:value-type="float">
            <text:p>9999.421</text:p>
          </table:table-cell>
          <table:table-cell office:value-type="float" office:value="0.579" calcext:value-type="float">
            <text:p>0.5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76" calcext:value-type="float">
            <text:p>9999.676</text:p>
          </table:table-cell>
          <table:table-cell office:value-type="float" office:value="0.324" calcext:value-type="float">
            <text:p>0.3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8" calcext:value-type="float">
            <text:p>9998.638</text:p>
          </table:table-cell>
          <table:table-cell office:value-type="float" office:value="1.362" calcext:value-type="float">
            <text:p>1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01" calcext:value-type="float">
            <text:p>9997.401</text:p>
          </table:table-cell>
          <table:table-cell office:value-type="float" office:value="2.599" calcext:value-type="float">
            <text:p>2.59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8" calcext:value-type="float">
            <text:p>9999.608</text:p>
          </table:table-cell>
          <table:table-cell office:value-type="float" office:value="0.392" calcext:value-type="float">
            <text:p>0.3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23" calcext:value-type="float">
            <text:p>9999.723</text:p>
          </table:table-cell>
          <table:table-cell office:value-type="float" office:value="0.277" calcext:value-type="float">
            <text:p>0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" calcext:value-type="float">
            <text:p>9999.7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71" calcext:value-type="float">
            <text:p>9998.771</text:p>
          </table:table-cell>
          <table:table-cell office:value-type="float" office:value="1.229" calcext:value-type="float">
            <text:p>1.2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8" calcext:value-type="float">
            <text:p>9999.608</text:p>
          </table:table-cell>
          <table:table-cell office:value-type="float" office:value="0.392" calcext:value-type="float">
            <text:p>0.3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98" calcext:value-type="float">
            <text:p>9999.098</text:p>
          </table:table-cell>
          <table:table-cell office:value-type="float" office:value="0.902" calcext:value-type="float">
            <text:p>0.9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77" calcext:value-type="float">
            <text:p>9997.877</text:p>
          </table:table-cell>
          <table:table-cell office:value-type="float" office:value="2.123" calcext:value-type="float">
            <text:p>2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8" calcext:value-type="float">
            <text:p>9998.98</text:p>
          </table:table-cell>
          <table:table-cell office:value-type="float" office:value="1.02" calcext:value-type="float">
            <text:p>1.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77" calcext:value-type="float">
            <text:p>9997.877</text:p>
          </table:table-cell>
          <table:table-cell office:value-type="float" office:value="2.123" calcext:value-type="float">
            <text:p>2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7" calcext:value-type="float">
            <text:p>9997.807</text:p>
          </table:table-cell>
          <table:table-cell office:value-type="float" office:value="2.193" calcext:value-type="float">
            <text:p>2.1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31" calcext:value-type="float">
            <text:p>9999.631</text:p>
          </table:table-cell>
          <table:table-cell office:value-type="float" office:value="0.369" calcext:value-type="float">
            <text:p>0.3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01" calcext:value-type="float">
            <text:p>9996.101</text:p>
          </table:table-cell>
          <table:table-cell office:value-type="float" office:value="3.899" calcext:value-type="float">
            <text:p>3.89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61" calcext:value-type="float">
            <text:p>9999.561</text:p>
          </table:table-cell>
          <table:table-cell office:value-type="float" office:value="0.439" calcext:value-type="float">
            <text:p>0.4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3" calcext:value-type="float">
            <text:p>9997.83</text:p>
          </table:table-cell>
          <table:table-cell office:value-type="float" office:value="2.17" calcext:value-type="float">
            <text:p>2.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7" calcext:value-type="float">
            <text:p>9999.167</text:p>
          </table:table-cell>
          <table:table-cell office:value-type="float" office:value="0.833" calcext:value-type="float">
            <text:p>0.8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77" calcext:value-type="float">
            <text:p>9997.877</text:p>
          </table:table-cell>
          <table:table-cell office:value-type="float" office:value="2.123" calcext:value-type="float">
            <text:p>2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92" calcext:value-type="float">
            <text:p>9999.492</text:p>
          </table:table-cell>
          <table:table-cell office:value-type="float" office:value="0.508" calcext:value-type="float">
            <text:p>0.5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3" calcext:value-type="float">
            <text:p>9999.33</text:p>
          </table:table-cell>
          <table:table-cell office:value-type="float" office:value="0.67" calcext:value-type="float">
            <text:p>0.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04" calcext:value-type="float">
            <text:p>9999.004</text:p>
          </table:table-cell>
          <table:table-cell office:value-type="float" office:value="0.996" calcext:value-type="float">
            <text:p>0.9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99" calcext:value-type="float">
            <text:p>9999.399</text:p>
          </table:table-cell>
          <table:table-cell office:value-type="float" office:value="0.601" calcext:value-type="float">
            <text:p>0.6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77" calcext:value-type="float">
            <text:p>9997.877</text:p>
          </table:table-cell>
          <table:table-cell office:value-type="float" office:value="2.123" calcext:value-type="float">
            <text:p>2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01" calcext:value-type="float">
            <text:p>9996.101</text:p>
          </table:table-cell>
          <table:table-cell office:value-type="float" office:value="3.899" calcext:value-type="float">
            <text:p>3.89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92" calcext:value-type="float">
            <text:p>9999.492</text:p>
          </table:table-cell>
          <table:table-cell office:value-type="float" office:value="0.508" calcext:value-type="float">
            <text:p>0.5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7" calcext:value-type="float">
            <text:p>9999.607</text:p>
          </table:table-cell>
          <table:table-cell office:value-type="float" office:value="0.393" calcext:value-type="float">
            <text:p>0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84" calcext:value-type="float">
            <text:p>9999.584</text:p>
          </table:table-cell>
          <table:table-cell office:value-type="float" office:value="0.416" calcext:value-type="float">
            <text:p>0.4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76" calcext:value-type="float">
            <text:p>9998.076</text:p>
          </table:table-cell>
          <table:table-cell office:value-type="float" office:value="1.924" calcext:value-type="float">
            <text:p>1.9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92" calcext:value-type="float">
            <text:p>9999.492</text:p>
          </table:table-cell>
          <table:table-cell office:value-type="float" office:value="0.508" calcext:value-type="float">
            <text:p>0.5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4" calcext:value-type="float">
            <text:p>9998.844</text:p>
          </table:table-cell>
          <table:table-cell office:value-type="float" office:value="1.156" calcext:value-type="float">
            <text:p>1.1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39" calcext:value-type="float">
            <text:p>9997.439</text:p>
          </table:table-cell>
          <table:table-cell office:value-type="float" office:value="2.561" calcext:value-type="float">
            <text:p>2.5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25" calcext:value-type="float">
            <text:p>9998.725</text:p>
          </table:table-cell>
          <table:table-cell office:value-type="float" office:value="1.275" calcext:value-type="float">
            <text:p>1.2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47" calcext:value-type="float">
            <text:p>9997.047</text:p>
          </table:table-cell>
          <table:table-cell office:value-type="float" office:value="2.953" calcext:value-type="float">
            <text:p>2.9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39" calcext:value-type="float">
            <text:p>9997.439</text:p>
          </table:table-cell>
          <table:table-cell office:value-type="float" office:value="2.561" calcext:value-type="float">
            <text:p>2.5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29" calcext:value-type="float">
            <text:p>9997.229</text:p>
          </table:table-cell>
          <table:table-cell office:value-type="float" office:value="2.771" calcext:value-type="float">
            <text:p>2.7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92" calcext:value-type="float">
            <text:p>9999.492</text:p>
          </table:table-cell>
          <table:table-cell office:value-type="float" office:value="0.508" calcext:value-type="float">
            <text:p>0.5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02" calcext:value-type="float">
            <text:p>9994.802</text:p>
          </table:table-cell>
          <table:table-cell office:value-type="float" office:value="5.198" calcext:value-type="float">
            <text:p>5.19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6" calcext:value-type="float">
            <text:p>9999.446</text:p>
          </table:table-cell>
          <table:table-cell office:value-type="float" office:value="0.554" calcext:value-type="float">
            <text:p>0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84" calcext:value-type="float">
            <text:p>9997.184</text:p>
          </table:table-cell>
          <table:table-cell office:value-type="float" office:value="2.816" calcext:value-type="float">
            <text:p>2.8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2" calcext:value-type="float">
            <text:p>9998.612</text:p>
          </table:table-cell>
          <table:table-cell office:value-type="float" office:value="1.388" calcext:value-type="float">
            <text:p>1.3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77" calcext:value-type="float">
            <text:p>9997.277</text:p>
          </table:table-cell>
          <table:table-cell office:value-type="float" office:value="2.723" calcext:value-type="float">
            <text:p>2.7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54" calcext:value-type="float">
            <text:p>9999.054</text:p>
          </table:table-cell>
          <table:table-cell office:value-type="float" office:value="0.946" calcext:value-type="float">
            <text:p>0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29" calcext:value-type="float">
            <text:p>9998.729</text:p>
          </table:table-cell>
          <table:table-cell office:value-type="float" office:value="1.271" calcext:value-type="float">
            <text:p>1.2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96" calcext:value-type="float">
            <text:p>9998.496</text:p>
          </table:table-cell>
          <table:table-cell office:value-type="float" office:value="1.504" calcext:value-type="float">
            <text:p>1.5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68" calcext:value-type="float">
            <text:p>9998.868</text:p>
          </table:table-cell>
          <table:table-cell office:value-type="float" office:value="1.132" calcext:value-type="float">
            <text:p>1.1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77" calcext:value-type="float">
            <text:p>9997.277</text:p>
          </table:table-cell>
          <table:table-cell office:value-type="float" office:value="2.723" calcext:value-type="float">
            <text:p>2.7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02" calcext:value-type="float">
            <text:p>9994.802</text:p>
          </table:table-cell>
          <table:table-cell office:value-type="float" office:value="5.198" calcext:value-type="float">
            <text:p>5.19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5" calcext:value-type="float">
            <text:p>9999.215</text:p>
          </table:table-cell>
          <table:table-cell office:value-type="float" office:value="0.785" calcext:value-type="float">
            <text:p>0.7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6" calcext:value-type="float">
            <text:p>9999.446</text:p>
          </table:table-cell>
          <table:table-cell office:value-type="float" office:value="0.554" calcext:value-type="float">
            <text:p>0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99" calcext:value-type="float">
            <text:p>9999.399</text:p>
          </table:table-cell>
          <table:table-cell office:value-type="float" office:value="0.601" calcext:value-type="float">
            <text:p>0.6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81" calcext:value-type="float">
            <text:p>9997.381</text:p>
          </table:table-cell>
          <table:table-cell office:value-type="float" office:value="2.619" calcext:value-type="float">
            <text:p>2.6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5" calcext:value-type="float">
            <text:p>9999.215</text:p>
          </table:table-cell>
          <table:table-cell office:value-type="float" office:value="0.785" calcext:value-type="float">
            <text:p>0.7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89" calcext:value-type="float">
            <text:p>9998.589</text:p>
          </table:table-cell>
          <table:table-cell office:value-type="float" office:value="1.411" calcext:value-type="float">
            <text:p>1.4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" calcext:value-type="float">
            <text:p>999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1" calcext:value-type="float">
            <text:p>9998.191</text:p>
          </table:table-cell>
          <table:table-cell office:value-type="float" office:value="1.809" calcext:value-type="float">
            <text:p>1.8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85" calcext:value-type="float">
            <text:p>9996.285</text:p>
          </table:table-cell>
          <table:table-cell office:value-type="float" office:value="3.715" calcext:value-type="float">
            <text:p>3.7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92" calcext:value-type="float">
            <text:p>9996.192</text:p>
          </table:table-cell>
          <table:table-cell office:value-type="float" office:value="3.808" calcext:value-type="float">
            <text:p>3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" calcext:value-type="float">
            <text:p>999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51" calcext:value-type="float">
            <text:p>9996.651</text:p>
          </table:table-cell>
          <table:table-cell office:value-type="float" office:value="3.349" calcext:value-type="float">
            <text:p>3.3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7" calcext:value-type="float">
            <text:p>9999.377</text:p>
          </table:table-cell>
          <table:table-cell office:value-type="float" office:value="0.623" calcext:value-type="float">
            <text:p>0.6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02" calcext:value-type="float">
            <text:p>9993.502</text:p>
          </table:table-cell>
          <table:table-cell office:value-type="float" office:value="6.498" calcext:value-type="float">
            <text:p>6.49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3" calcext:value-type="float">
            <text:p>9999.33</text:p>
          </table:table-cell>
          <table:table-cell office:value-type="float" office:value="0.67" calcext:value-type="float">
            <text:p>0.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38" calcext:value-type="float">
            <text:p>9996.538</text:p>
          </table:table-cell>
          <table:table-cell office:value-type="float" office:value="3.462" calcext:value-type="float">
            <text:p>3.4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58" calcext:value-type="float">
            <text:p>9998.058</text:p>
          </table:table-cell>
          <table:table-cell office:value-type="float" office:value="1.942" calcext:value-type="float">
            <text:p>1.9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77" calcext:value-type="float">
            <text:p>9996.677</text:p>
          </table:table-cell>
          <table:table-cell office:value-type="float" office:value="3.323" calcext:value-type="float">
            <text:p>3.3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5" calcext:value-type="float">
            <text:p>9998.615</text:p>
          </table:table-cell>
          <table:table-cell office:value-type="float" office:value="1.385" calcext:value-type="float">
            <text:p>1.3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27" calcext:value-type="float">
            <text:p>9998.127</text:p>
          </table:table-cell>
          <table:table-cell office:value-type="float" office:value="1.873" calcext:value-type="float">
            <text:p>1.8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88" calcext:value-type="float">
            <text:p>9997.988</text:p>
          </table:table-cell>
          <table:table-cell office:value-type="float" office:value="2.012" calcext:value-type="float">
            <text:p>2.0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7" calcext:value-type="float">
            <text:p>9998.337</text:p>
          </table:table-cell>
          <table:table-cell office:value-type="float" office:value="1.663" calcext:value-type="float">
            <text:p>1.6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77" calcext:value-type="float">
            <text:p>9996.677</text:p>
          </table:table-cell>
          <table:table-cell office:value-type="float" office:value="3.323" calcext:value-type="float">
            <text:p>3.3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02" calcext:value-type="float">
            <text:p>9993.502</text:p>
          </table:table-cell>
          <table:table-cell office:value-type="float" office:value="6.498" calcext:value-type="float">
            <text:p>6.49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39" calcext:value-type="float">
            <text:p>9998.939</text:p>
          </table:table-cell>
          <table:table-cell office:value-type="float" office:value="1.061" calcext:value-type="float">
            <text:p>1.0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4" calcext:value-type="float">
            <text:p>9999.284</text:p>
          </table:table-cell>
          <table:table-cell office:value-type="float" office:value="0.716" calcext:value-type="float">
            <text:p>0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4" calcext:value-type="float">
            <text:p>9999.214</text:p>
          </table:table-cell>
          <table:table-cell office:value-type="float" office:value="0.786" calcext:value-type="float">
            <text:p>0.7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07" calcext:value-type="float">
            <text:p>9996.707</text:p>
          </table:table-cell>
          <table:table-cell office:value-type="float" office:value="3.293" calcext:value-type="float">
            <text:p>3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39" calcext:value-type="float">
            <text:p>9998.939</text:p>
          </table:table-cell>
          <table:table-cell office:value-type="float" office:value="1.061" calcext:value-type="float">
            <text:p>1.0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57" calcext:value-type="float">
            <text:p>9998.357</text:p>
          </table:table-cell>
          <table:table-cell office:value-type="float" office:value="1.643" calcext:value-type="float">
            <text:p>1.6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" calcext:value-type="float">
            <text:p>9996.4</text:p>
          </table:table-cell>
          <table:table-cell office:value-type="float" office:value="3.6" calcext:value-type="float">
            <text:p>3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74" calcext:value-type="float">
            <text:p>9997.774</text:p>
          </table:table-cell>
          <table:table-cell office:value-type="float" office:value="2.226" calcext:value-type="float">
            <text:p>2.2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24" calcext:value-type="float">
            <text:p>9995.524</text:p>
          </table:table-cell>
          <table:table-cell office:value-type="float" office:value="4.476" calcext:value-type="float">
            <text:p>4.4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1" calcext:value-type="float">
            <text:p>9995.431</text:p>
          </table:table-cell>
          <table:table-cell office:value-type="float" office:value="4.569" calcext:value-type="float">
            <text:p>4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" calcext:value-type="float">
            <text:p>9996.4</text:p>
          </table:table-cell>
          <table:table-cell office:value-type="float" office:value="3.6" calcext:value-type="float">
            <text:p>3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82" calcext:value-type="float">
            <text:p>9995.982</text:p>
          </table:table-cell>
          <table:table-cell office:value-type="float" office:value="4.018" calcext:value-type="float">
            <text:p>4.0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61" calcext:value-type="float">
            <text:p>9999.261</text:p>
          </table:table-cell>
          <table:table-cell office:value-type="float" office:value="0.739" calcext:value-type="float">
            <text:p>0.7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03" calcext:value-type="float">
            <text:p>9992.203</text:p>
          </table:table-cell>
          <table:table-cell office:value-type="float" office:value="7.797" calcext:value-type="float">
            <text:p>7.79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5" calcext:value-type="float">
            <text:p>9999.215</text:p>
          </table:table-cell>
          <table:table-cell office:value-type="float" office:value="0.785" calcext:value-type="float">
            <text:p>0.7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76" calcext:value-type="float">
            <text:p>9995.776</text:p>
          </table:table-cell>
          <table:table-cell office:value-type="float" office:value="4.224" calcext:value-type="float">
            <text:p>4.2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1" calcext:value-type="float">
            <text:p>9997.711</text:p>
          </table:table-cell>
          <table:table-cell office:value-type="float" office:value="2.289" calcext:value-type="float">
            <text:p>2.2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15" calcext:value-type="float">
            <text:p>9995.915</text:p>
          </table:table-cell>
          <table:table-cell office:value-type="float" office:value="4.085" calcext:value-type="float">
            <text:p>4.0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9" calcext:value-type="float">
            <text:p>9998.339</text:p>
          </table:table-cell>
          <table:table-cell office:value-type="float" office:value="1.661" calcext:value-type="float">
            <text:p>1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51" calcext:value-type="float">
            <text:p>9997.851</text:p>
          </table:table-cell>
          <table:table-cell office:value-type="float" office:value="2.149" calcext:value-type="float">
            <text:p>2.1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2" calcext:value-type="float">
            <text:p>9997.572</text:p>
          </table:table-cell>
          <table:table-cell office:value-type="float" office:value="2.428" calcext:value-type="float">
            <text:p>2.4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6" calcext:value-type="float">
            <text:p>9998.06</text:p>
          </table:table-cell>
          <table:table-cell office:value-type="float" office:value="1.94" calcext:value-type="float">
            <text:p>1.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15" calcext:value-type="float">
            <text:p>9995.915</text:p>
          </table:table-cell>
          <table:table-cell office:value-type="float" office:value="4.085" calcext:value-type="float">
            <text:p>4.0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03" calcext:value-type="float">
            <text:p>9992.203</text:p>
          </table:table-cell>
          <table:table-cell office:value-type="float" office:value="7.797" calcext:value-type="float">
            <text:p>7.79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23" calcext:value-type="float">
            <text:p>9998.823</text:p>
          </table:table-cell>
          <table:table-cell office:value-type="float" office:value="1.177" calcext:value-type="float">
            <text:p>1.1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8" calcext:value-type="float">
            <text:p>9999.168</text:p>
          </table:table-cell>
          <table:table-cell office:value-type="float" office:value="0.832" calcext:value-type="float">
            <text:p>0.8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99" calcext:value-type="float">
            <text:p>9999.099</text:p>
          </table:table-cell>
          <table:table-cell office:value-type="float" office:value="0.901" calcext:value-type="float">
            <text:p>0.9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12" calcext:value-type="float">
            <text:p>9996.012</text:p>
          </table:table-cell>
          <table:table-cell office:value-type="float" office:value="3.988" calcext:value-type="float">
            <text:p>3.9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23" calcext:value-type="float">
            <text:p>9998.823</text:p>
          </table:table-cell>
          <table:table-cell office:value-type="float" office:value="1.177" calcext:value-type="float">
            <text:p>1.1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72" calcext:value-type="float">
            <text:p>9997.872</text:p>
          </table:table-cell>
          <table:table-cell office:value-type="float" office:value="2.128" calcext:value-type="float">
            <text:p>2.1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39" calcext:value-type="float">
            <text:p>9995.639</text:p>
          </table:table-cell>
          <table:table-cell office:value-type="float" office:value="4.361" calcext:value-type="float">
            <text:p>4.3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73" calcext:value-type="float">
            <text:p>9997.473</text:p>
          </table:table-cell>
          <table:table-cell office:value-type="float" office:value="2.527" calcext:value-type="float">
            <text:p>2.5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62" calcext:value-type="float">
            <text:p>9994.762</text:p>
          </table:table-cell>
          <table:table-cell office:value-type="float" office:value="5.238" calcext:value-type="float">
            <text:p>5.2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9" calcext:value-type="float">
            <text:p>9994.669</text:p>
          </table:table-cell>
          <table:table-cell office:value-type="float" office:value="5.331" calcext:value-type="float">
            <text:p>5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39" calcext:value-type="float">
            <text:p>9995.639</text:p>
          </table:table-cell>
          <table:table-cell office:value-type="float" office:value="4.361" calcext:value-type="float">
            <text:p>4.3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2" calcext:value-type="float">
            <text:p>9995.22</text:p>
          </table:table-cell>
          <table:table-cell office:value-type="float" office:value="4.78" calcext:value-type="float">
            <text:p>4.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46" calcext:value-type="float">
            <text:p>9999.146</text:p>
          </table:table-cell>
          <table:table-cell office:value-type="float" office:value="0.854" calcext:value-type="float">
            <text:p>0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03" calcext:value-type="float">
            <text:p>9990.903</text:p>
          </table:table-cell>
          <table:table-cell office:value-type="float" office:value="9.097" calcext:value-type="float">
            <text:p>9.09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99" calcext:value-type="float">
            <text:p>9999.099</text:p>
          </table:table-cell>
          <table:table-cell office:value-type="float" office:value="0.901" calcext:value-type="float">
            <text:p>0.9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15" calcext:value-type="float">
            <text:p>9995.015</text:p>
          </table:table-cell>
          <table:table-cell office:value-type="float" office:value="4.985" calcext:value-type="float">
            <text:p>4.9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03" calcext:value-type="float">
            <text:p>9997.503</text:p>
          </table:table-cell>
          <table:table-cell office:value-type="float" office:value="2.497" calcext:value-type="float">
            <text:p>2.4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54" calcext:value-type="float">
            <text:p>9995.154</text:p>
          </table:table-cell>
          <table:table-cell office:value-type="float" office:value="4.846" calcext:value-type="float">
            <text:p>4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23" calcext:value-type="float">
            <text:p>9998.223</text:p>
          </table:table-cell>
          <table:table-cell office:value-type="float" office:value="1.777" calcext:value-type="float">
            <text:p>1.7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35" calcext:value-type="float">
            <text:p>9997.735</text:p>
          </table:table-cell>
          <table:table-cell office:value-type="float" office:value="2.265" calcext:value-type="float">
            <text:p>2.2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7" calcext:value-type="float">
            <text:p>9997.27</text:p>
          </table:table-cell>
          <table:table-cell office:value-type="float" office:value="2.73" calcext:value-type="float">
            <text:p>2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44" calcext:value-type="float">
            <text:p>9997.944</text:p>
          </table:table-cell>
          <table:table-cell office:value-type="float" office:value="2.056" calcext:value-type="float">
            <text:p>2.0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54" calcext:value-type="float">
            <text:p>9995.154</text:p>
          </table:table-cell>
          <table:table-cell office:value-type="float" office:value="4.846" calcext:value-type="float">
            <text:p>4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03" calcext:value-type="float">
            <text:p>9990.903</text:p>
          </table:table-cell>
          <table:table-cell office:value-type="float" office:value="9.097" calcext:value-type="float">
            <text:p>9.09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8" calcext:value-type="float">
            <text:p>9998.708</text:p>
          </table:table-cell>
          <table:table-cell office:value-type="float" office:value="1.292" calcext:value-type="float">
            <text:p>1.2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53" calcext:value-type="float">
            <text:p>9999.053</text:p>
          </table:table-cell>
          <table:table-cell office:value-type="float" office:value="0.947" calcext:value-type="float">
            <text:p>0.9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83" calcext:value-type="float">
            <text:p>9998.983</text:p>
          </table:table-cell>
          <table:table-cell office:value-type="float" office:value="1.017" calcext:value-type="float">
            <text:p>1.0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39" calcext:value-type="float">
            <text:p>9995.339</text:p>
          </table:table-cell>
          <table:table-cell office:value-type="float" office:value="4.661" calcext:value-type="float">
            <text:p>4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8" calcext:value-type="float">
            <text:p>9998.708</text:p>
          </table:table-cell>
          <table:table-cell office:value-type="float" office:value="1.292" calcext:value-type="float">
            <text:p>1.2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64" calcext:value-type="float">
            <text:p>9997.664</text:p>
          </table:table-cell>
          <table:table-cell office:value-type="float" office:value="2.336" calcext:value-type="float">
            <text:p>2.3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77" calcext:value-type="float">
            <text:p>9994.877</text:p>
          </table:table-cell>
          <table:table-cell office:value-type="float" office:value="5.123" calcext:value-type="float">
            <text:p>5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71" calcext:value-type="float">
            <text:p>9997.171</text:p>
          </table:table-cell>
          <table:table-cell office:value-type="float" office:value="2.829" calcext:value-type="float">
            <text:p>2.8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01" calcext:value-type="float">
            <text:p>9994.001</text:p>
          </table:table-cell>
          <table:table-cell office:value-type="float" office:value="5.999" calcext:value-type="float">
            <text:p>5.9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8" calcext:value-type="float">
            <text:p>9993.908</text:p>
          </table:table-cell>
          <table:table-cell office:value-type="float" office:value="6.092" calcext:value-type="float">
            <text:p>6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77" calcext:value-type="float">
            <text:p>9994.877</text:p>
          </table:table-cell>
          <table:table-cell office:value-type="float" office:value="5.123" calcext:value-type="float">
            <text:p>5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59" calcext:value-type="float">
            <text:p>9994.459</text:p>
          </table:table-cell>
          <table:table-cell office:value-type="float" office:value="5.541" calcext:value-type="float">
            <text:p>5.5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31" calcext:value-type="float">
            <text:p>9999.031</text:p>
          </table:table-cell>
          <table:table-cell office:value-type="float" office:value="0.969" calcext:value-type="float">
            <text:p>0.9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04" calcext:value-type="float">
            <text:p>9989.604</text:p>
          </table:table-cell>
          <table:table-cell office:value-type="float" office:value="10.396" calcext:value-type="float">
            <text:p>10.3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84" calcext:value-type="float">
            <text:p>9998.984</text:p>
          </table:table-cell>
          <table:table-cell office:value-type="float" office:value="1.016" calcext:value-type="float">
            <text:p>1.0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53" calcext:value-type="float">
            <text:p>9994.253</text:p>
          </table:table-cell>
          <table:table-cell office:value-type="float" office:value="5.747" calcext:value-type="float">
            <text:p>5.7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4" calcext:value-type="float">
            <text:p>9997.294</text:p>
          </table:table-cell>
          <table:table-cell office:value-type="float" office:value="2.706" calcext:value-type="float">
            <text:p>2.7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92" calcext:value-type="float">
            <text:p>9994.392</text:p>
          </table:table-cell>
          <table:table-cell office:value-type="float" office:value="5.608" calcext:value-type="float">
            <text:p>5.6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08" calcext:value-type="float">
            <text:p>9998.108</text:p>
          </table:table-cell>
          <table:table-cell office:value-type="float" office:value="1.892" calcext:value-type="float">
            <text:p>1.8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2" calcext:value-type="float">
            <text:p>9997.62</text:p>
          </table:table-cell>
          <table:table-cell office:value-type="float" office:value="2.38" calcext:value-type="float">
            <text:p>2.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69" calcext:value-type="float">
            <text:p>9996.969</text:p>
          </table:table-cell>
          <table:table-cell office:value-type="float" office:value="3.031" calcext:value-type="float">
            <text:p>3.0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29" calcext:value-type="float">
            <text:p>9997.829</text:p>
          </table:table-cell>
          <table:table-cell office:value-type="float" office:value="2.171" calcext:value-type="float">
            <text:p>2.1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92" calcext:value-type="float">
            <text:p>9994.392</text:p>
          </table:table-cell>
          <table:table-cell office:value-type="float" office:value="5.608" calcext:value-type="float">
            <text:p>5.6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04" calcext:value-type="float">
            <text:p>9989.604</text:p>
          </table:table-cell>
          <table:table-cell office:value-type="float" office:value="10.396" calcext:value-type="float">
            <text:p>10.3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92" calcext:value-type="float">
            <text:p>9998.592</text:p>
          </table:table-cell>
          <table:table-cell office:value-type="float" office:value="1.408" calcext:value-type="float">
            <text:p>1.4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38" calcext:value-type="float">
            <text:p>9998.938</text:p>
          </table:table-cell>
          <table:table-cell office:value-type="float" office:value="1.062" calcext:value-type="float">
            <text:p>1.0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68" calcext:value-type="float">
            <text:p>9998.868</text:p>
          </table:table-cell>
          <table:table-cell office:value-type="float" office:value="1.132" calcext:value-type="float">
            <text:p>1.1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6" calcext:value-type="float">
            <text:p>9994.666</text:p>
          </table:table-cell>
          <table:table-cell office:value-type="float" office:value="5.334" calcext:value-type="float">
            <text:p>5.3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92" calcext:value-type="float">
            <text:p>9998.592</text:p>
          </table:table-cell>
          <table:table-cell office:value-type="float" office:value="1.408" calcext:value-type="float">
            <text:p>1.4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17" calcext:value-type="float">
            <text:p>9997.317</text:p>
          </table:table-cell>
          <table:table-cell office:value-type="float" office:value="2.683" calcext:value-type="float">
            <text:p>2.6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77" calcext:value-type="float">
            <text:p>9994.277</text:p>
          </table:table-cell>
          <table:table-cell office:value-type="float" office:value="5.723" calcext:value-type="float">
            <text:p>5.7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77" calcext:value-type="float">
            <text:p>9996.777</text:p>
          </table:table-cell>
          <table:table-cell office:value-type="float" office:value="3.223" calcext:value-type="float">
            <text:p>3.2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39" calcext:value-type="float">
            <text:p>9993.239</text:p>
          </table:table-cell>
          <table:table-cell office:value-type="float" office:value="6.761" calcext:value-type="float">
            <text:p>6.7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08" calcext:value-type="float">
            <text:p>9993.308</text:p>
          </table:table-cell>
          <table:table-cell office:value-type="float" office:value="6.692" calcext:value-type="float">
            <text:p>6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39" calcext:value-type="float">
            <text:p>9994.439</text:p>
          </table:table-cell>
          <table:table-cell office:value-type="float" office:value="5.561" calcext:value-type="float">
            <text:p>5.5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51" calcext:value-type="float">
            <text:p>9993.951</text:p>
          </table:table-cell>
          <table:table-cell office:value-type="float" office:value="6.049" calcext:value-type="float">
            <text:p>6.0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15" calcext:value-type="float">
            <text:p>9998.915</text:p>
          </table:table-cell>
          <table:table-cell office:value-type="float" office:value="1.085" calcext:value-type="float">
            <text:p>1.0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04" calcext:value-type="float">
            <text:p>9988.304</text:p>
          </table:table-cell>
          <table:table-cell office:value-type="float" office:value="11.696" calcext:value-type="float">
            <text:p>11.6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69" calcext:value-type="float">
            <text:p>9998.869</text:p>
          </table:table-cell>
          <table:table-cell office:value-type="float" office:value="1.131" calcext:value-type="float">
            <text:p>1.1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22" calcext:value-type="float">
            <text:p>9993.722</text:p>
          </table:table-cell>
          <table:table-cell office:value-type="float" office:value="6.278" calcext:value-type="float">
            <text:p>6.2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08" calcext:value-type="float">
            <text:p>9996.808</text:p>
          </table:table-cell>
          <table:table-cell office:value-type="float" office:value="3.192" calcext:value-type="float">
            <text:p>3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54" calcext:value-type="float">
            <text:p>9993.954</text:p>
          </table:table-cell>
          <table:table-cell office:value-type="float" office:value="6.046" calcext:value-type="float">
            <text:p>6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31" calcext:value-type="float">
            <text:p>9997.831</text:p>
          </table:table-cell>
          <table:table-cell office:value-type="float" office:value="2.169" calcext:value-type="float">
            <text:p>2.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64" calcext:value-type="float">
            <text:p>9997.064</text:p>
          </table:table-cell>
          <table:table-cell office:value-type="float" office:value="2.936" calcext:value-type="float">
            <text:p>2.9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99" calcext:value-type="float">
            <text:p>9996.599</text:p>
          </table:table-cell>
          <table:table-cell office:value-type="float" office:value="3.401" calcext:value-type="float">
            <text:p>3.4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66" calcext:value-type="float">
            <text:p>9997.366</text:p>
          </table:table-cell>
          <table:table-cell office:value-type="float" office:value="2.634" calcext:value-type="float">
            <text:p>2.6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54" calcext:value-type="float">
            <text:p>9993.954</text:p>
          </table:table-cell>
          <table:table-cell office:value-type="float" office:value="6.046" calcext:value-type="float">
            <text:p>6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04" calcext:value-type="float">
            <text:p>9988.304</text:p>
          </table:table-cell>
          <table:table-cell office:value-type="float" office:value="11.696" calcext:value-type="float">
            <text:p>11.6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83" calcext:value-type="float">
            <text:p>9998.683</text:p>
          </table:table-cell>
          <table:table-cell office:value-type="float" office:value="1.317" calcext:value-type="float">
            <text:p>1.3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21" calcext:value-type="float">
            <text:p>9998.521</text:p>
          </table:table-cell>
          <table:table-cell office:value-type="float" office:value="1.479" calcext:value-type="float">
            <text:p>1.4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71" calcext:value-type="float">
            <text:p>9993.971</text:p>
          </table:table-cell>
          <table:table-cell office:value-type="float" office:value="6.029" calcext:value-type="float">
            <text:p>6.0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32" calcext:value-type="float">
            <text:p>9996.832</text:p>
          </table:table-cell>
          <table:table-cell office:value-type="float" office:value="3.168" calcext:value-type="float">
            <text:p>3.1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77" calcext:value-type="float">
            <text:p>9993.677</text:p>
          </table:table-cell>
          <table:table-cell office:value-type="float" office:value="6.323" calcext:value-type="float">
            <text:p>6.3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22" calcext:value-type="float">
            <text:p>9996.522</text:p>
          </table:table-cell>
          <table:table-cell office:value-type="float" office:value="3.478" calcext:value-type="float">
            <text:p>3.4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78" calcext:value-type="float">
            <text:p>9992.478</text:p>
          </table:table-cell>
          <table:table-cell office:value-type="float" office:value="7.522" calcext:value-type="float">
            <text:p>7.5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46" calcext:value-type="float">
            <text:p>9992.546</text:p>
          </table:table-cell>
          <table:table-cell office:value-type="float" office:value="7.454" calcext:value-type="float">
            <text:p>7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39" calcext:value-type="float">
            <text:p>9993.839</text:p>
          </table:table-cell>
          <table:table-cell office:value-type="float" office:value="6.161" calcext:value-type="float">
            <text:p>6.1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81" calcext:value-type="float">
            <text:p>9993.281</text:p>
          </table:table-cell>
          <table:table-cell office:value-type="float" office:value="6.719" calcext:value-type="float">
            <text:p>6.7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" calcext:value-type="float">
            <text:p>9998.8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04" calcext:value-type="float">
            <text:p>9987.004</text:p>
          </table:table-cell>
          <table:table-cell office:value-type="float" office:value="12.996" calcext:value-type="float">
            <text:p>12.9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3" calcext:value-type="float">
            <text:p>9998.753</text:p>
          </table:table-cell>
          <table:table-cell office:value-type="float" office:value="1.247" calcext:value-type="float">
            <text:p>1.2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9" calcext:value-type="float">
            <text:p>9993.19</text:p>
          </table:table-cell>
          <table:table-cell office:value-type="float" office:value="6.81" calcext:value-type="float">
            <text:p>6.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22" calcext:value-type="float">
            <text:p>9996.322</text:p>
          </table:table-cell>
          <table:table-cell office:value-type="float" office:value="3.678" calcext:value-type="float">
            <text:p>3.6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16" calcext:value-type="float">
            <text:p>9993.516</text:p>
          </table:table-cell>
          <table:table-cell office:value-type="float" office:value="6.484" calcext:value-type="float">
            <text:p>6.4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54" calcext:value-type="float">
            <text:p>9997.554</text:p>
          </table:table-cell>
          <table:table-cell office:value-type="float" office:value="2.446" calcext:value-type="float">
            <text:p>2.4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62" calcext:value-type="float">
            <text:p>9996.462</text:p>
          </table:table-cell>
          <table:table-cell office:value-type="float" office:value="3.538" calcext:value-type="float">
            <text:p>3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29" calcext:value-type="float">
            <text:p>9996.229</text:p>
          </table:table-cell>
          <table:table-cell office:value-type="float" office:value="3.771" calcext:value-type="float">
            <text:p>3.7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03" calcext:value-type="float">
            <text:p>9996.903</text:p>
          </table:table-cell>
          <table:table-cell office:value-type="float" office:value="3.097" calcext:value-type="float">
            <text:p>3.0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16" calcext:value-type="float">
            <text:p>9993.516</text:p>
          </table:table-cell>
          <table:table-cell office:value-type="float" office:value="6.484" calcext:value-type="float">
            <text:p>6.4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04" calcext:value-type="float">
            <text:p>9987.004</text:p>
          </table:table-cell>
          <table:table-cell office:value-type="float" office:value="12.996" calcext:value-type="float">
            <text:p>12.9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6" calcext:value-type="float">
            <text:p>9997.716</text:p>
          </table:table-cell>
          <table:table-cell office:value-type="float" office:value="2.284" calcext:value-type="float">
            <text:p>2.2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4" calcext:value-type="float">
            <text:p>9998.474</text:p>
          </table:table-cell>
          <table:table-cell office:value-type="float" office:value="1.526" calcext:value-type="float">
            <text:p>1.5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66" calcext:value-type="float">
            <text:p>9998.266</text:p>
          </table:table-cell>
          <table:table-cell office:value-type="float" office:value="1.734" calcext:value-type="float">
            <text:p>1.7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31" calcext:value-type="float">
            <text:p>9993.231</text:p>
          </table:table-cell>
          <table:table-cell office:value-type="float" office:value="6.769" calcext:value-type="float">
            <text:p>6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6" calcext:value-type="float">
            <text:p>9997.716</text:p>
          </table:table-cell>
          <table:table-cell office:value-type="float" office:value="2.284" calcext:value-type="float">
            <text:p>2.2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24" calcext:value-type="float">
            <text:p>9996.624</text:p>
          </table:table-cell>
          <table:table-cell office:value-type="float" office:value="3.376" calcext:value-type="float">
            <text:p>3.3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39" calcext:value-type="float">
            <text:p>9993.239</text:p>
          </table:table-cell>
          <table:table-cell office:value-type="float" office:value="6.761" calcext:value-type="float">
            <text:p>6.7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51" calcext:value-type="float">
            <text:p>9996.151</text:p>
          </table:table-cell>
          <table:table-cell office:value-type="float" office:value="3.849" calcext:value-type="float">
            <text:p>3.8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16" calcext:value-type="float">
            <text:p>9991.716</text:p>
          </table:table-cell>
          <table:table-cell office:value-type="float" office:value="8.284" calcext:value-type="float">
            <text:p>8.2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85" calcext:value-type="float">
            <text:p>9991.785</text:p>
          </table:table-cell>
          <table:table-cell office:value-type="float" office:value="8.215" calcext:value-type="float">
            <text:p>8.2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" calcext:value-type="float">
            <text:p>9993.4</text:p>
          </table:table-cell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03" calcext:value-type="float">
            <text:p>9992.703</text:p>
          </table:table-cell>
          <table:table-cell office:value-type="float" office:value="7.297" calcext:value-type="float">
            <text:p>7.2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84" calcext:value-type="float">
            <text:p>9998.684</text:p>
          </table:table-cell>
          <table:table-cell office:value-type="float" office:value="1.316" calcext:value-type="float">
            <text:p>1.3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705" calcext:value-type="float">
            <text:p>9985.705</text:p>
          </table:table-cell>
          <table:table-cell office:value-type="float" office:value="14.295" calcext:value-type="float">
            <text:p>14.29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5" calcext:value-type="float">
            <text:p>9998.615</text:p>
          </table:table-cell>
          <table:table-cell office:value-type="float" office:value="1.385" calcext:value-type="float">
            <text:p>1.3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29" calcext:value-type="float">
            <text:p>9992.429</text:p>
          </table:table-cell>
          <table:table-cell office:value-type="float" office:value="7.571" calcext:value-type="float">
            <text:p>7.5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37" calcext:value-type="float">
            <text:p>9995.837</text:p>
          </table:table-cell>
          <table:table-cell office:value-type="float" office:value="4.163" calcext:value-type="float">
            <text:p>4.1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54" calcext:value-type="float">
            <text:p>9992.754</text:p>
          </table:table-cell>
          <table:table-cell office:value-type="float" office:value="7.246" calcext:value-type="float">
            <text:p>7.2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16" calcext:value-type="float">
            <text:p>9997.116</text:p>
          </table:table-cell>
          <table:table-cell office:value-type="float" office:value="2.884" calcext:value-type="float">
            <text:p>2.8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23" calcext:value-type="float">
            <text:p>9996.023</text:p>
          </table:table-cell>
          <table:table-cell office:value-type="float" office:value="3.977" calcext:value-type="float">
            <text:p>3.9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98" calcext:value-type="float">
            <text:p>9995.698</text:p>
          </table:table-cell>
          <table:table-cell office:value-type="float" office:value="4.302" calcext:value-type="float">
            <text:p>4.3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65" calcext:value-type="float">
            <text:p>9996.465</text:p>
          </table:table-cell>
          <table:table-cell office:value-type="float" office:value="3.535" calcext:value-type="float">
            <text:p>3.5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54" calcext:value-type="float">
            <text:p>9992.754</text:p>
          </table:table-cell>
          <table:table-cell office:value-type="float" office:value="7.246" calcext:value-type="float">
            <text:p>7.2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705" calcext:value-type="float">
            <text:p>9985.705</text:p>
          </table:table-cell>
          <table:table-cell office:value-type="float" office:value="14.295" calcext:value-type="float">
            <text:p>14.29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" calcext:value-type="float">
            <text:p>9997.6</text:p>
          </table:table-cell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59" calcext:value-type="float">
            <text:p>9998.359</text:p>
          </table:table-cell>
          <table:table-cell office:value-type="float" office:value="1.641" calcext:value-type="float">
            <text:p>1.6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1" calcext:value-type="float">
            <text:p>9998.151</text:p>
          </table:table-cell>
          <table:table-cell office:value-type="float" office:value="1.849" calcext:value-type="float">
            <text:p>1.8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58" calcext:value-type="float">
            <text:p>9992.558</text:p>
          </table:table-cell>
          <table:table-cell office:value-type="float" office:value="7.442" calcext:value-type="float">
            <text:p>7.4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" calcext:value-type="float">
            <text:p>9997.6</text:p>
          </table:table-cell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77" calcext:value-type="float">
            <text:p>9996.277</text:p>
          </table:table-cell>
          <table:table-cell office:value-type="float" office:value="3.723" calcext:value-type="float">
            <text:p>3.7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77" calcext:value-type="float">
            <text:p>9992.477</text:p>
          </table:table-cell>
          <table:table-cell office:value-type="float" office:value="7.523" calcext:value-type="float">
            <text:p>7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5" calcext:value-type="float">
            <text:p>9995.85</text:p>
          </table:table-cell>
          <table:table-cell office:value-type="float" office:value="4.15" calcext:value-type="float">
            <text:p>4.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55" calcext:value-type="float">
            <text:p>9990.955</text:p>
          </table:table-cell>
          <table:table-cell office:value-type="float" office:value="9.045" calcext:value-type="float">
            <text:p>9.0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23" calcext:value-type="float">
            <text:p>9991.023</text:p>
          </table:table-cell>
          <table:table-cell office:value-type="float" office:value="8.977" calcext:value-type="float">
            <text:p>8.9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39" calcext:value-type="float">
            <text:p>9992.639</text:p>
          </table:table-cell>
          <table:table-cell office:value-type="float" office:value="7.361" calcext:value-type="float">
            <text:p>7.3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41" calcext:value-type="float">
            <text:p>9991.941</text:p>
          </table:table-cell>
          <table:table-cell office:value-type="float" office:value="8.059" calcext:value-type="float">
            <text:p>8.0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69" calcext:value-type="float">
            <text:p>9998.569</text:p>
          </table:table-cell>
          <table:table-cell office:value-type="float" office:value="1.431" calcext:value-type="float">
            <text:p>1.4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405" calcext:value-type="float">
            <text:p>9984.405</text:p>
          </table:table-cell>
          <table:table-cell office:value-type="float" office:value="15.595" calcext:value-type="float">
            <text:p>15.59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99" calcext:value-type="float">
            <text:p>9998.499</text:p>
          </table:table-cell>
          <table:table-cell office:value-type="float" office:value="1.501" calcext:value-type="float">
            <text:p>1.5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82" calcext:value-type="float">
            <text:p>9991.782</text:p>
          </table:table-cell>
          <table:table-cell office:value-type="float" office:value="8.218" calcext:value-type="float">
            <text:p>8.2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59" calcext:value-type="float">
            <text:p>9995.559</text:p>
          </table:table-cell>
          <table:table-cell office:value-type="float" office:value="4.441" calcext:value-type="float">
            <text:p>4.4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54" calcext:value-type="float">
            <text:p>9992.154</text:p>
          </table:table-cell>
          <table:table-cell office:value-type="float" office:value="7.846" calcext:value-type="float">
            <text:p>7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" calcext:value-type="float">
            <text:p>999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45" calcext:value-type="float">
            <text:p>9995.745</text:p>
          </table:table-cell>
          <table:table-cell office:value-type="float" office:value="4.255" calcext:value-type="float">
            <text:p>4.2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2" calcext:value-type="float">
            <text:p>9995.42</text:p>
          </table:table-cell>
          <table:table-cell office:value-type="float" office:value="4.58" calcext:value-type="float">
            <text:p>4.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57" calcext:value-type="float">
            <text:p>9996.257</text:p>
          </table:table-cell>
          <table:table-cell office:value-type="float" office:value="3.743" calcext:value-type="float">
            <text:p>3.7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54" calcext:value-type="float">
            <text:p>9992.154</text:p>
          </table:table-cell>
          <table:table-cell office:value-type="float" office:value="7.846" calcext:value-type="float">
            <text:p>7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405" calcext:value-type="float">
            <text:p>9984.405</text:p>
          </table:table-cell>
          <table:table-cell office:value-type="float" office:value="15.595" calcext:value-type="float">
            <text:p>15.59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23" calcext:value-type="float">
            <text:p>9997.323</text:p>
          </table:table-cell>
          <table:table-cell office:value-type="float" office:value="2.677" calcext:value-type="float">
            <text:p>2.6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7" calcext:value-type="float">
            <text:p>9998.197</text:p>
          </table:table-cell>
          <table:table-cell office:value-type="float" office:value="1.803" calcext:value-type="float">
            <text:p>1.8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66" calcext:value-type="float">
            <text:p>9997.966</text:p>
          </table:table-cell>
          <table:table-cell office:value-type="float" office:value="2.034" calcext:value-type="float">
            <text:p>2.0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63" calcext:value-type="float">
            <text:p>9991.863</text:p>
          </table:table-cell>
          <table:table-cell office:value-type="float" office:value="8.137" calcext:value-type="float">
            <text:p>8.1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23" calcext:value-type="float">
            <text:p>9997.323</text:p>
          </table:table-cell>
          <table:table-cell office:value-type="float" office:value="2.677" calcext:value-type="float">
            <text:p>2.6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69" calcext:value-type="float">
            <text:p>9996.069</text:p>
          </table:table-cell>
          <table:table-cell office:value-type="float" office:value="3.931" calcext:value-type="float">
            <text:p>3.9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39" calcext:value-type="float">
            <text:p>9992.039</text:p>
          </table:table-cell>
          <table:table-cell office:value-type="float" office:value="7.961" calcext:value-type="float">
            <text:p>7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16" calcext:value-type="float">
            <text:p>9995.316</text:p>
          </table:table-cell>
          <table:table-cell office:value-type="float" office:value="4.684" calcext:value-type="float">
            <text:p>4.6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93" calcext:value-type="float">
            <text:p>9990.193</text:p>
          </table:table-cell>
          <table:table-cell office:value-type="float" office:value="9.807" calcext:value-type="float">
            <text:p>9.8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62" calcext:value-type="float">
            <text:p>9990.262</text:p>
          </table:table-cell>
          <table:table-cell office:value-type="float" office:value="9.738" calcext:value-type="float">
            <text:p>9.7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" calcext:value-type="float">
            <text:p>9992.2</text:p>
          </table:table-cell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64" calcext:value-type="float">
            <text:p>9991.364</text:p>
          </table:table-cell>
          <table:table-cell office:value-type="float" office:value="8.636" calcext:value-type="float">
            <text:p>8.6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54" calcext:value-type="float">
            <text:p>9998.454</text:p>
          </table:table-cell>
          <table:table-cell office:value-type="float" office:value="1.546" calcext:value-type="float">
            <text:p>1.5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106" calcext:value-type="float">
            <text:p>9983.106</text:p>
          </table:table-cell>
          <table:table-cell office:value-type="float" office:value="16.894" calcext:value-type="float">
            <text:p>16.8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8" calcext:value-type="float">
            <text:p>9998.338</text:p>
          </table:table-cell>
          <table:table-cell office:value-type="float" office:value="1.662" calcext:value-type="float">
            <text:p>1.6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21" calcext:value-type="float">
            <text:p>9991.021</text:p>
          </table:table-cell>
          <table:table-cell office:value-type="float" office:value="8.979" calcext:value-type="float">
            <text:p>8.9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74" calcext:value-type="float">
            <text:p>9995.074</text:p>
          </table:table-cell>
          <table:table-cell office:value-type="float" office:value="4.926" calcext:value-type="float">
            <text:p>4.9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93" calcext:value-type="float">
            <text:p>9991.393</text:p>
          </table:table-cell>
          <table:table-cell office:value-type="float" office:value="8.607" calcext:value-type="float">
            <text:p>8.6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62" calcext:value-type="float">
            <text:p>9996.562</text:p>
          </table:table-cell>
          <table:table-cell office:value-type="float" office:value="3.438" calcext:value-type="float">
            <text:p>3.4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07" calcext:value-type="float">
            <text:p>9995.307</text:p>
          </table:table-cell>
          <table:table-cell office:value-type="float" office:value="4.693" calcext:value-type="float">
            <text:p>4.6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88" calcext:value-type="float">
            <text:p>9994.888</text:p>
          </table:table-cell>
          <table:table-cell office:value-type="float" office:value="5.112" calcext:value-type="float">
            <text:p>5.1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18" calcext:value-type="float">
            <text:p>9995.818</text:p>
          </table:table-cell>
          <table:table-cell office:value-type="float" office:value="4.182" calcext:value-type="float">
            <text:p>4.1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93" calcext:value-type="float">
            <text:p>9991.393</text:p>
          </table:table-cell>
          <table:table-cell office:value-type="float" office:value="8.607" calcext:value-type="float">
            <text:p>8.6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106" calcext:value-type="float">
            <text:p>9983.106</text:p>
          </table:table-cell>
          <table:table-cell office:value-type="float" office:value="16.894" calcext:value-type="float">
            <text:p>16.8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08" calcext:value-type="float">
            <text:p>9997.208</text:p>
          </table:table-cell>
          <table:table-cell office:value-type="float" office:value="2.792" calcext:value-type="float">
            <text:p>2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82" calcext:value-type="float">
            <text:p>9998.082</text:p>
          </table:table-cell>
          <table:table-cell office:value-type="float" office:value="1.918" calcext:value-type="float">
            <text:p>1.9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51" calcext:value-type="float">
            <text:p>9997.851</text:p>
          </table:table-cell>
          <table:table-cell office:value-type="float" office:value="2.149" calcext:value-type="float">
            <text:p>2.1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9" calcext:value-type="float">
            <text:p>9991.19</text:p>
          </table:table-cell>
          <table:table-cell office:value-type="float" office:value="8.81" calcext:value-type="float">
            <text:p>8.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08" calcext:value-type="float">
            <text:p>9997.208</text:p>
          </table:table-cell>
          <table:table-cell office:value-type="float" office:value="2.792" calcext:value-type="float">
            <text:p>2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84" calcext:value-type="float">
            <text:p>9995.584</text:p>
          </table:table-cell>
          <table:table-cell office:value-type="float" office:value="4.416" calcext:value-type="float">
            <text:p>4.4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77" calcext:value-type="float">
            <text:p>9991.277</text:p>
          </table:table-cell>
          <table:table-cell office:value-type="float" office:value="8.723" calcext:value-type="float">
            <text:p>8.7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15" calcext:value-type="float">
            <text:p>9995.015</text:p>
          </table:table-cell>
          <table:table-cell office:value-type="float" office:value="4.985" calcext:value-type="float">
            <text:p>4.9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32" calcext:value-type="float">
            <text:p>9989.432</text:p>
          </table:table-cell>
          <table:table-cell office:value-type="float" office:value="10.568" calcext:value-type="float">
            <text:p>10.5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" calcext:value-type="float">
            <text:p>9989.5</text:p>
          </table:table-cell>
          <table:table-cell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39" calcext:value-type="float">
            <text:p>9991.439</text:p>
          </table:table-cell>
          <table:table-cell office:value-type="float" office:value="8.561" calcext:value-type="float">
            <text:p>8.5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02" calcext:value-type="float">
            <text:p>9990.602</text:p>
          </table:table-cell>
          <table:table-cell office:value-type="float" office:value="9.398" calcext:value-type="float">
            <text:p>9.3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8" calcext:value-type="float">
            <text:p>9998.338</text:p>
          </table:table-cell>
          <table:table-cell office:value-type="float" office:value="1.662" calcext:value-type="float">
            <text:p>1.6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806" calcext:value-type="float">
            <text:p>9981.806</text:p>
          </table:table-cell>
          <table:table-cell office:value-type="float" office:value="18.194" calcext:value-type="float">
            <text:p>18.1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9" calcext:value-type="float">
            <text:p>9998.199</text:p>
          </table:table-cell>
          <table:table-cell office:value-type="float" office:value="1.801" calcext:value-type="float">
            <text:p>1.8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89" calcext:value-type="float">
            <text:p>9990.489</text:p>
          </table:table-cell>
          <table:table-cell office:value-type="float" office:value="9.511" calcext:value-type="float">
            <text:p>9.5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27" calcext:value-type="float">
            <text:p>9994.727</text:p>
          </table:table-cell>
          <table:table-cell office:value-type="float" office:value="5.273" calcext:value-type="float">
            <text:p>5.2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54" calcext:value-type="float">
            <text:p>9990.954</text:p>
          </table:table-cell>
          <table:table-cell office:value-type="float" office:value="9.046" calcext:value-type="float">
            <text:p>9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46" calcext:value-type="float">
            <text:p>9996.446</text:p>
          </table:table-cell>
          <table:table-cell office:value-type="float" office:value="3.554" calcext:value-type="float">
            <text:p>3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66" calcext:value-type="float">
            <text:p>9994.866</text:p>
          </table:table-cell>
          <table:table-cell office:value-type="float" office:value="5.134" calcext:value-type="float">
            <text:p>5.1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34" calcext:value-type="float">
            <text:p>9994.634</text:p>
          </table:table-cell>
          <table:table-cell office:value-type="float" office:value="5.366" calcext:value-type="float">
            <text:p>5.3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17" calcext:value-type="float">
            <text:p>9995.517</text:p>
          </table:table-cell>
          <table:table-cell office:value-type="float" office:value="4.483" calcext:value-type="float">
            <text:p>4.4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54" calcext:value-type="float">
            <text:p>9990.954</text:p>
          </table:table-cell>
          <table:table-cell office:value-type="float" office:value="9.046" calcext:value-type="float">
            <text:p>9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806" calcext:value-type="float">
            <text:p>9981.806</text:p>
          </table:table-cell>
          <table:table-cell office:value-type="float" office:value="18.194" calcext:value-type="float">
            <text:p>18.1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69" calcext:value-type="float">
            <text:p>9996.769</text:p>
          </table:table-cell>
          <table:table-cell office:value-type="float" office:value="3.231" calcext:value-type="float">
            <text:p>3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74" calcext:value-type="float">
            <text:p>9997.874</text:p>
          </table:table-cell>
          <table:table-cell office:value-type="float" office:value="2.126" calcext:value-type="float">
            <text:p>2.1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96" calcext:value-type="float">
            <text:p>9997.596</text:p>
          </table:table-cell>
          <table:table-cell office:value-type="float" office:value="2.404" calcext:value-type="float">
            <text:p>2.4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94" calcext:value-type="float">
            <text:p>9990.494</text:p>
          </table:table-cell>
          <table:table-cell office:value-type="float" office:value="9.506" calcext:value-type="float">
            <text:p>9.5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69" calcext:value-type="float">
            <text:p>9996.769</text:p>
          </table:table-cell>
          <table:table-cell office:value-type="float" office:value="3.231" calcext:value-type="float">
            <text:p>3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91" calcext:value-type="float">
            <text:p>9995.191</text:p>
          </table:table-cell>
          <table:table-cell office:value-type="float" office:value="4.809" calcext:value-type="float">
            <text:p>4.8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16" calcext:value-type="float">
            <text:p>9990.516</text:p>
          </table:table-cell>
          <table:table-cell office:value-type="float" office:value="9.484" calcext:value-type="float">
            <text:p>9.4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14" calcext:value-type="float">
            <text:p>9994.714</text:p>
          </table:table-cell>
          <table:table-cell office:value-type="float" office:value="5.286" calcext:value-type="float">
            <text:p>5.2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7" calcext:value-type="float">
            <text:p>9988.67</text:p>
          </table:table-cell>
          <table:table-cell office:value-type="float" office:value="11.33" calcext:value-type="float">
            <text:p>11.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39" calcext:value-type="float">
            <text:p>9988.739</text:p>
          </table:table-cell>
          <table:table-cell office:value-type="float" office:value="11.261" calcext:value-type="float">
            <text:p>11.2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77" calcext:value-type="float">
            <text:p>9990.677</text:p>
          </table:table-cell>
          <table:table-cell office:value-type="float" office:value="9.323" calcext:value-type="float">
            <text:p>9.3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4" calcext:value-type="float">
            <text:p>9989.84</text:p>
          </table:table-cell>
          <table:table-cell office:value-type="float" office:value="10.16" calcext:value-type="float">
            <text:p>10.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23" calcext:value-type="float">
            <text:p>9998.223</text:p>
          </table:table-cell>
          <table:table-cell office:value-type="float" office:value="1.777" calcext:value-type="float">
            <text:p>1.7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0.507" calcext:value-type="float">
            <text:p>9980.507</text:p>
          </table:table-cell>
          <table:table-cell office:value-type="float" office:value="19.493" calcext:value-type="float">
            <text:p>19.4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84" calcext:value-type="float">
            <text:p>9998.084</text:p>
          </table:table-cell>
          <table:table-cell office:value-type="float" office:value="1.916" calcext:value-type="float">
            <text:p>1.9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43" calcext:value-type="float">
            <text:p>9989.843</text:p>
          </table:table-cell>
          <table:table-cell office:value-type="float" office:value="10.157" calcext:value-type="float">
            <text:p>10.1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49" calcext:value-type="float">
            <text:p>9994.449</text:p>
          </table:table-cell>
          <table:table-cell office:value-type="float" office:value="5.551" calcext:value-type="float">
            <text:p>5.5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54" calcext:value-type="float">
            <text:p>9990.354</text:p>
          </table:table-cell>
          <table:table-cell office:value-type="float" office:value="9.646" calcext:value-type="float">
            <text:p>9.6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31" calcext:value-type="float">
            <text:p>9996.331</text:p>
          </table:table-cell>
          <table:table-cell office:value-type="float" office:value="3.669" calcext:value-type="float">
            <text:p>3.6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88" calcext:value-type="float">
            <text:p>9994.588</text:p>
          </table:table-cell>
          <table:table-cell office:value-type="float" office:value="5.412" calcext:value-type="float">
            <text:p>5.4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56" calcext:value-type="float">
            <text:p>9994.356</text:p>
          </table:table-cell>
          <table:table-cell office:value-type="float" office:value="5.644" calcext:value-type="float">
            <text:p>5.6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08" calcext:value-type="float">
            <text:p>9995.308</text:p>
          </table:table-cell>
          <table:table-cell office:value-type="float" office:value="4.692" calcext:value-type="float">
            <text:p>4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54" calcext:value-type="float">
            <text:p>9990.354</text:p>
          </table:table-cell>
          <table:table-cell office:value-type="float" office:value="9.646" calcext:value-type="float">
            <text:p>9.6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0.507" calcext:value-type="float">
            <text:p>9980.507</text:p>
          </table:table-cell>
          <table:table-cell office:value-type="float" office:value="19.493" calcext:value-type="float">
            <text:p>19.4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93" calcext:value-type="float">
            <text:p>9996.493</text:p>
          </table:table-cell>
          <table:table-cell office:value-type="float" office:value="3.507" calcext:value-type="float">
            <text:p>3.5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2" calcext:value-type="float">
            <text:p>9997.712</text:p>
          </table:table-cell>
          <table:table-cell office:value-type="float" office:value="2.288" calcext:value-type="float">
            <text:p>2.2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11" calcext:value-type="float">
            <text:p>9997.411</text:p>
          </table:table-cell>
          <table:table-cell office:value-type="float" office:value="2.589" calcext:value-type="float">
            <text:p>2.5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99" calcext:value-type="float">
            <text:p>9989.799</text:p>
          </table:table-cell>
          <table:table-cell office:value-type="float" office:value="10.201" calcext:value-type="float">
            <text:p>10.2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93" calcext:value-type="float">
            <text:p>9996.493</text:p>
          </table:table-cell>
          <table:table-cell office:value-type="float" office:value="3.507" calcext:value-type="float">
            <text:p>3.5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83" calcext:value-type="float">
            <text:p>9994.983</text:p>
          </table:table-cell>
          <table:table-cell office:value-type="float" office:value="5.017" calcext:value-type="float">
            <text:p>5.0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16" calcext:value-type="float">
            <text:p>9989.916</text:p>
          </table:table-cell>
          <table:table-cell office:value-type="float" office:value="10.084" calcext:value-type="float">
            <text:p>10.0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96" calcext:value-type="float">
            <text:p>9994.296</text:p>
          </table:table-cell>
          <table:table-cell office:value-type="float" office:value="5.704" calcext:value-type="float">
            <text:p>5.7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09" calcext:value-type="float">
            <text:p>9987.909</text:p>
          </table:table-cell>
          <table:table-cell office:value-type="float" office:value="12.091" calcext:value-type="float">
            <text:p>12.0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77" calcext:value-type="float">
            <text:p>9987.977</text:p>
          </table:table-cell>
          <table:table-cell office:value-type="float" office:value="12.023" calcext:value-type="float">
            <text:p>12.0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77" calcext:value-type="float">
            <text:p>9990.077</text:p>
          </table:table-cell>
          <table:table-cell office:value-type="float" office:value="9.923" calcext:value-type="float">
            <text:p>9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71" calcext:value-type="float">
            <text:p>9989.171</text:p>
          </table:table-cell>
          <table:table-cell office:value-type="float" office:value="10.829" calcext:value-type="float">
            <text:p>10.8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08" calcext:value-type="float">
            <text:p>9998.108</text:p>
          </table:table-cell>
          <table:table-cell office:value-type="float" office:value="1.892" calcext:value-type="float">
            <text:p>1.8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9.207" calcext:value-type="float">
            <text:p>9979.207</text:p>
          </table:table-cell>
          <table:table-cell office:value-type="float" office:value="20.793" calcext:value-type="float">
            <text:p>20.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45" calcext:value-type="float">
            <text:p>9997.945</text:p>
          </table:table-cell>
          <table:table-cell office:value-type="float" office:value="2.055" calcext:value-type="float">
            <text:p>2.0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81" calcext:value-type="float">
            <text:p>9989.081</text:p>
          </table:table-cell>
          <table:table-cell office:value-type="float" office:value="10.919" calcext:value-type="float">
            <text:p>10.9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02" calcext:value-type="float">
            <text:p>9994.102</text:p>
          </table:table-cell>
          <table:table-cell office:value-type="float" office:value="5.898" calcext:value-type="float">
            <text:p>5.8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93" calcext:value-type="float">
            <text:p>9989.593</text:p>
          </table:table-cell>
          <table:table-cell office:value-type="float" office:value="10.407" calcext:value-type="float">
            <text:p>10.4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54" calcext:value-type="float">
            <text:p>9996.054</text:p>
          </table:table-cell>
          <table:table-cell office:value-type="float" office:value="3.946" calcext:value-type="float">
            <text:p>3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11" calcext:value-type="float">
            <text:p>9994.311</text:p>
          </table:table-cell>
          <table:table-cell office:value-type="float" office:value="5.689" calcext:value-type="float">
            <text:p>5.6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39" calcext:value-type="float">
            <text:p>9993.939</text:p>
          </table:table-cell>
          <table:table-cell office:value-type="float" office:value="6.061" calcext:value-type="float">
            <text:p>6.0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32" calcext:value-type="float">
            <text:p>9995.032</text:p>
          </table:table-cell>
          <table:table-cell office:value-type="float" office:value="4.968" calcext:value-type="float">
            <text:p>4.9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93" calcext:value-type="float">
            <text:p>9989.593</text:p>
          </table:table-cell>
          <table:table-cell office:value-type="float" office:value="10.407" calcext:value-type="float">
            <text:p>10.4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9.207" calcext:value-type="float">
            <text:p>9979.207</text:p>
          </table:table-cell>
          <table:table-cell office:value-type="float" office:value="20.793" calcext:value-type="float">
            <text:p>20.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77" calcext:value-type="float">
            <text:p>9996.377</text:p>
          </table:table-cell>
          <table:table-cell office:value-type="float" office:value="3.623" calcext:value-type="float">
            <text:p>3.6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96" calcext:value-type="float">
            <text:p>9997.596</text:p>
          </table:table-cell>
          <table:table-cell office:value-type="float" office:value="2.404" calcext:value-type="float">
            <text:p>2.4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5" calcext:value-type="float">
            <text:p>9997.295</text:p>
          </table:table-cell>
          <table:table-cell office:value-type="float" office:value="2.705" calcext:value-type="float">
            <text:p>2.7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04" calcext:value-type="float">
            <text:p>9989.104</text:p>
          </table:table-cell>
          <table:table-cell office:value-type="float" office:value="10.896" calcext:value-type="float">
            <text:p>10.8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77" calcext:value-type="float">
            <text:p>9996.377</text:p>
          </table:table-cell>
          <table:table-cell office:value-type="float" office:value="3.623" calcext:value-type="float">
            <text:p>3.6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74" calcext:value-type="float">
            <text:p>9994.774</text:p>
          </table:table-cell>
          <table:table-cell office:value-type="float" office:value="5.226" calcext:value-type="float">
            <text:p>5.2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16" calcext:value-type="float">
            <text:p>9989.316</text:p>
          </table:table-cell>
          <table:table-cell office:value-type="float" office:value="10.684" calcext:value-type="float">
            <text:p>10.6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41" calcext:value-type="float">
            <text:p>9994.041</text:p>
          </table:table-cell>
          <table:table-cell office:value-type="float" office:value="5.959" calcext:value-type="float">
            <text:p>5.9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47" calcext:value-type="float">
            <text:p>9987.147</text:p>
          </table:table-cell>
          <table:table-cell office:value-type="float" office:value="12.853" calcext:value-type="float">
            <text:p>12.8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16" calcext:value-type="float">
            <text:p>9987.216</text:p>
          </table:table-cell>
          <table:table-cell office:value-type="float" office:value="12.784" calcext:value-type="float">
            <text:p>12.7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77" calcext:value-type="float">
            <text:p>9989.477</text:p>
          </table:table-cell>
          <table:table-cell office:value-type="float" office:value="10.523" calcext:value-type="float">
            <text:p>10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01" calcext:value-type="float">
            <text:p>9988.501</text:p>
          </table:table-cell>
          <table:table-cell office:value-type="float" office:value="11.499" calcext:value-type="float">
            <text:p>11.4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92" calcext:value-type="float">
            <text:p>9997.992</text:p>
          </table:table-cell>
          <table:table-cell office:value-type="float" office:value="2.008" calcext:value-type="float">
            <text:p>2.0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7.908" calcext:value-type="float">
            <text:p>9977.908</text:p>
          </table:table-cell>
          <table:table-cell office:value-type="float" office:value="22.092" calcext:value-type="float">
            <text:p>22.0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83" calcext:value-type="float">
            <text:p>9997.783</text:p>
          </table:table-cell>
          <table:table-cell office:value-type="float" office:value="2.217" calcext:value-type="float">
            <text:p>2.2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2" calcext:value-type="float">
            <text:p>9988.32</text:p>
          </table:table-cell>
          <table:table-cell office:value-type="float" office:value="11.68" calcext:value-type="float">
            <text:p>11.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55" calcext:value-type="float">
            <text:p>9993.755</text:p>
          </table:table-cell>
          <table:table-cell office:value-type="float" office:value="6.245" calcext:value-type="float">
            <text:p>6.2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31" calcext:value-type="float">
            <text:p>9988.831</text:p>
          </table:table-cell>
          <table:table-cell office:value-type="float" office:value="11.169" calcext:value-type="float">
            <text:p>11.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77" calcext:value-type="float">
            <text:p>9995.777</text:p>
          </table:table-cell>
          <table:table-cell office:value-type="float" office:value="4.223" calcext:value-type="float">
            <text:p>4.2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34" calcext:value-type="float">
            <text:p>9994.034</text:p>
          </table:table-cell>
          <table:table-cell office:value-type="float" office:value="5.966" calcext:value-type="float">
            <text:p>5.9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23" calcext:value-type="float">
            <text:p>9993.523</text:p>
          </table:table-cell>
          <table:table-cell office:value-type="float" office:value="6.477" calcext:value-type="float">
            <text:p>6.4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55" calcext:value-type="float">
            <text:p>9994.755</text:p>
          </table:table-cell>
          <table:table-cell office:value-type="float" office:value="5.245" calcext:value-type="float">
            <text:p>5.2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31" calcext:value-type="float">
            <text:p>9988.831</text:p>
          </table:table-cell>
          <table:table-cell office:value-type="float" office:value="11.169" calcext:value-type="float">
            <text:p>11.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7.908" calcext:value-type="float">
            <text:p>9977.908</text:p>
          </table:table-cell>
          <table:table-cell office:value-type="float" office:value="22.092" calcext:value-type="float">
            <text:p>22.0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62" calcext:value-type="float">
            <text:p>9996.262</text:p>
          </table:table-cell>
          <table:table-cell office:value-type="float" office:value="3.738" calcext:value-type="float">
            <text:p>3.7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81" calcext:value-type="float">
            <text:p>9997.481</text:p>
          </table:table-cell>
          <table:table-cell office:value-type="float" office:value="2.519" calcext:value-type="float">
            <text:p>2.5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8" calcext:value-type="float">
            <text:p>9997.18</text:p>
          </table:table-cell>
          <table:table-cell office:value-type="float" office:value="2.82" calcext:value-type="float">
            <text:p>2.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431" calcext:value-type="float">
            <text:p>9988.431</text:p>
          </table:table-cell>
          <table:table-cell office:value-type="float" office:value="11.569" calcext:value-type="float">
            <text:p>11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62" calcext:value-type="float">
            <text:p>9996.262</text:p>
          </table:table-cell>
          <table:table-cell office:value-type="float" office:value="3.738" calcext:value-type="float">
            <text:p>3.7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28" calcext:value-type="float">
            <text:p>9994.428</text:p>
          </table:table-cell>
          <table:table-cell office:value-type="float" office:value="5.572" calcext:value-type="float">
            <text:p>5.5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54" calcext:value-type="float">
            <text:p>9988.554</text:p>
          </table:table-cell>
          <table:table-cell office:value-type="float" office:value="11.446" calcext:value-type="float">
            <text:p>11.4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4" calcext:value-type="float">
            <text:p>9993.74</text:p>
          </table:table-cell>
          <table:table-cell office:value-type="float" office:value="6.26" calcext:value-type="float">
            <text:p>6.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86" calcext:value-type="float">
            <text:p>9986.386</text:p>
          </table:table-cell>
          <table:table-cell office:value-type="float" office:value="13.614" calcext:value-type="float">
            <text:p>13.6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54" calcext:value-type="float">
            <text:p>9986.454</text:p>
          </table:table-cell>
          <table:table-cell office:value-type="float" office:value="13.546" calcext:value-type="float">
            <text:p>13.5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16" calcext:value-type="float">
            <text:p>9988.716</text:p>
          </table:table-cell>
          <table:table-cell office:value-type="float" office:value="11.284" calcext:value-type="float">
            <text:p>11.2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74" calcext:value-type="float">
            <text:p>9987.74</text:p>
          </table:table-cell>
          <table:table-cell office:value-type="float" office:value="12.26" calcext:value-type="float">
            <text:p>12.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54" calcext:value-type="float">
            <text:p>9997.854</text:p>
          </table:table-cell>
          <table:table-cell office:value-type="float" office:value="2.146" calcext:value-type="float">
            <text:p>2.1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6.608" calcext:value-type="float">
            <text:p>9976.608</text:p>
          </table:table-cell>
          <table:table-cell office:value-type="float" office:value="23.392" calcext:value-type="float">
            <text:p>23.3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68" calcext:value-type="float">
            <text:p>9997.668</text:p>
          </table:table-cell>
          <table:table-cell office:value-type="float" office:value="2.332" calcext:value-type="float">
            <text:p>2.3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673" calcext:value-type="float">
            <text:p>9987.673</text:p>
          </table:table-cell>
          <table:table-cell office:value-type="float" office:value="12.327" calcext:value-type="float">
            <text:p>12.3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77" calcext:value-type="float">
            <text:p>9993.477</text:p>
          </table:table-cell>
          <table:table-cell office:value-type="float" office:value="6.523" calcext:value-type="float">
            <text:p>6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31" calcext:value-type="float">
            <text:p>9988.231</text:p>
          </table:table-cell>
          <table:table-cell office:value-type="float" office:value="11.769" calcext:value-type="float">
            <text:p>11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62" calcext:value-type="float">
            <text:p>9995.662</text:p>
          </table:table-cell>
          <table:table-cell office:value-type="float" office:value="4.338" calcext:value-type="float">
            <text:p>4.3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56" calcext:value-type="float">
            <text:p>9993.756</text:p>
          </table:table-cell>
          <table:table-cell office:value-type="float" office:value="6.244" calcext:value-type="float">
            <text:p>6.2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45" calcext:value-type="float">
            <text:p>9993.245</text:p>
          </table:table-cell>
          <table:table-cell office:value-type="float" office:value="6.755" calcext:value-type="float">
            <text:p>6.7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46" calcext:value-type="float">
            <text:p>9994.546</text:p>
          </table:table-cell>
          <table:table-cell office:value-type="float" office:value="5.454" calcext:value-type="float">
            <text:p>5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31" calcext:value-type="float">
            <text:p>9988.231</text:p>
          </table:table-cell>
          <table:table-cell office:value-type="float" office:value="11.769" calcext:value-type="float">
            <text:p>11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6.608" calcext:value-type="float">
            <text:p>9976.608</text:p>
          </table:table-cell>
          <table:table-cell office:value-type="float" office:value="23.392" calcext:value-type="float">
            <text:p>23.3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85" calcext:value-type="float">
            <text:p>9995.985</text:p>
          </table:table-cell>
          <table:table-cell office:value-type="float" office:value="4.015" calcext:value-type="float">
            <text:p>4.0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19" calcext:value-type="float">
            <text:p>9997.319</text:p>
          </table:table-cell>
          <table:table-cell office:value-type="float" office:value="2.681" calcext:value-type="float">
            <text:p>2.6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95" calcext:value-type="float">
            <text:p>9996.995</text:p>
          </table:table-cell>
          <table:table-cell office:value-type="float" office:value="3.005" calcext:value-type="float">
            <text:p>3.0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736" calcext:value-type="float">
            <text:p>9987.736</text:p>
          </table:table-cell>
          <table:table-cell office:value-type="float" office:value="12.264" calcext:value-type="float">
            <text:p>12.2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85" calcext:value-type="float">
            <text:p>9995.985</text:p>
          </table:table-cell>
          <table:table-cell office:value-type="float" office:value="4.015" calcext:value-type="float">
            <text:p>4.0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19" calcext:value-type="float">
            <text:p>9994.219</text:p>
          </table:table-cell>
          <table:table-cell office:value-type="float" office:value="5.781" calcext:value-type="float">
            <text:p>5.7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16" calcext:value-type="float">
            <text:p>9988.116</text:p>
          </table:table-cell>
          <table:table-cell office:value-type="float" office:value="11.884" calcext:value-type="float">
            <text:p>11.8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69" calcext:value-type="float">
            <text:p>9993.369</text:p>
          </table:table-cell>
          <table:table-cell office:value-type="float" office:value="6.631" calcext:value-type="float">
            <text:p>6.6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24" calcext:value-type="float">
            <text:p>9985.624</text:p>
          </table:table-cell>
          <table:table-cell office:value-type="float" office:value="14.376" calcext:value-type="float">
            <text:p>14.3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93" calcext:value-type="float">
            <text:p>9985.693</text:p>
          </table:table-cell>
          <table:table-cell office:value-type="float" office:value="14.307" calcext:value-type="float">
            <text:p>14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77" calcext:value-type="float">
            <text:p>9988.277</text:p>
          </table:table-cell>
          <table:table-cell office:value-type="float" office:value="11.723" calcext:value-type="float">
            <text:p>11.7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62" calcext:value-type="float">
            <text:p>9987.162</text:p>
          </table:table-cell>
          <table:table-cell office:value-type="float" office:value="12.838" calcext:value-type="float">
            <text:p>12.8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5.308" calcext:value-type="float">
            <text:p>9975.308</text:p>
          </table:table-cell>
          <table:table-cell office:value-type="float" office:value="24.692" calcext:value-type="float">
            <text:p>24.6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52" calcext:value-type="float">
            <text:p>9997.552</text:p>
          </table:table-cell>
          <table:table-cell office:value-type="float" office:value="2.448" calcext:value-type="float">
            <text:p>2.4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12" calcext:value-type="float">
            <text:p>9986.912</text:p>
          </table:table-cell>
          <table:table-cell office:value-type="float" office:value="13.088" calcext:value-type="float">
            <text:p>13.0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92" calcext:value-type="float">
            <text:p>9992.992</text:p>
          </table:table-cell>
          <table:table-cell office:value-type="float" office:value="7.008" calcext:value-type="float">
            <text:p>7.0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47" calcext:value-type="float">
            <text:p>9987.47</text:p>
          </table:table-cell>
          <table:table-cell office:value-type="float" office:value="12.53" calcext:value-type="float">
            <text:p>12.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23" calcext:value-type="float">
            <text:p>9995.223</text:p>
          </table:table-cell>
          <table:table-cell office:value-type="float" office:value="4.777" calcext:value-type="float">
            <text:p>4.7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18" calcext:value-type="float">
            <text:p>9993.318</text:p>
          </table:table-cell>
          <table:table-cell office:value-type="float" office:value="6.682" calcext:value-type="float">
            <text:p>6.6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13" calcext:value-type="float">
            <text:p>9992.713</text:p>
          </table:table-cell>
          <table:table-cell office:value-type="float" office:value="7.287" calcext:value-type="float">
            <text:p>7.2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08" calcext:value-type="float">
            <text:p>9994.108</text:p>
          </table:table-cell>
          <table:table-cell office:value-type="float" office:value="5.892" calcext:value-type="float">
            <text:p>5.8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47" calcext:value-type="float">
            <text:p>9987.47</text:p>
          </table:table-cell>
          <table:table-cell office:value-type="float" office:value="12.53" calcext:value-type="float">
            <text:p>12.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5.308" calcext:value-type="float">
            <text:p>9975.308</text:p>
          </table:table-cell>
          <table:table-cell office:value-type="float" office:value="24.692" calcext:value-type="float">
            <text:p>24.6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7" calcext:value-type="float">
            <text:p>9995.87</text:p>
          </table:table-cell>
          <table:table-cell office:value-type="float" office:value="4.13" calcext:value-type="float">
            <text:p>4.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04" calcext:value-type="float">
            <text:p>9997.204</text:p>
          </table:table-cell>
          <table:table-cell office:value-type="float" office:value="2.796" calcext:value-type="float">
            <text:p>2.7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8" calcext:value-type="float">
            <text:p>9996.88</text:p>
          </table:table-cell>
          <table:table-cell office:value-type="float" office:value="3.12" calcext:value-type="float">
            <text:p>3.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39" calcext:value-type="float">
            <text:p>9987.039</text:p>
          </table:table-cell>
          <table:table-cell office:value-type="float" office:value="12.961" calcext:value-type="float">
            <text:p>12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7" calcext:value-type="float">
            <text:p>9995.87</text:p>
          </table:table-cell>
          <table:table-cell office:value-type="float" office:value="4.13" calcext:value-type="float">
            <text:p>4.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73" calcext:value-type="float">
            <text:p>9993.873</text:p>
          </table:table-cell>
          <table:table-cell office:value-type="float" office:value="6.127" calcext:value-type="float">
            <text:p>6.1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54" calcext:value-type="float">
            <text:p>9987.354</text:p>
          </table:table-cell>
          <table:table-cell office:value-type="float" office:value="12.646" calcext:value-type="float">
            <text:p>12.6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68" calcext:value-type="float">
            <text:p>9993.068</text:p>
          </table:table-cell>
          <table:table-cell office:value-type="float" office:value="6.932" calcext:value-type="float">
            <text:p>6.9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62" calcext:value-type="float">
            <text:p>9984.862</text:p>
          </table:table-cell>
          <table:table-cell office:value-type="float" office:value="15.138" calcext:value-type="float">
            <text:p>15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31" calcext:value-type="float">
            <text:p>9984.931</text:p>
          </table:table-cell>
          <table:table-cell office:value-type="float" office:value="15.069" calcext:value-type="float">
            <text:p>15.0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16" calcext:value-type="float">
            <text:p>9987.516</text:p>
          </table:table-cell>
          <table:table-cell office:value-type="float" office:value="12.484" calcext:value-type="float">
            <text:p>12.4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" calcext:value-type="float">
            <text:p>9986.4</text:p>
          </table:table-cell>
          <table:table-cell office:value-type="float" office:value="13.6" calcext:value-type="float">
            <text:p>13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" calcext:value-type="float">
            <text:p>9997.6</text:p>
          </table:table-cell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4.009" calcext:value-type="float">
            <text:p>9974.009</text:p>
          </table:table-cell>
          <table:table-cell office:value-type="float" office:value="25.991" calcext:value-type="float">
            <text:p>25.99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37" calcext:value-type="float">
            <text:p>9997.437</text:p>
          </table:table-cell>
          <table:table-cell office:value-type="float" office:value="2.563" calcext:value-type="float">
            <text:p>2.5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65" calcext:value-type="float">
            <text:p>9986.265</text:p>
          </table:table-cell>
          <table:table-cell office:value-type="float" office:value="13.735" calcext:value-type="float">
            <text:p>13.7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14" calcext:value-type="float">
            <text:p>9992.714</text:p>
          </table:table-cell>
          <table:table-cell office:value-type="float" office:value="7.286" calcext:value-type="float">
            <text:p>7.2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7" calcext:value-type="float">
            <text:p>9986.87</text:p>
          </table:table-cell>
          <table:table-cell office:value-type="float" office:value="13.13" calcext:value-type="float">
            <text:p>13.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08" calcext:value-type="float">
            <text:p>9995.108</text:p>
          </table:table-cell>
          <table:table-cell office:value-type="float" office:value="4.892" calcext:value-type="float">
            <text:p>4.8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4" calcext:value-type="float">
            <text:p>9993.04</text:p>
          </table:table-cell>
          <table:table-cell office:value-type="float" office:value="6.96" calcext:value-type="float">
            <text:p>6.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35" calcext:value-type="float">
            <text:p>9992.435</text:p>
          </table:table-cell>
          <table:table-cell office:value-type="float" office:value="7.565" calcext:value-type="float">
            <text:p>7.5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" calcext:value-type="float">
            <text:p>9993.9</text:p>
          </table:table-cell>
          <table:table-cell office:value-type="float" office:value="6.1" calcext:value-type="float">
            <text:p>6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7" calcext:value-type="float">
            <text:p>9986.87</text:p>
          </table:table-cell>
          <table:table-cell office:value-type="float" office:value="13.13" calcext:value-type="float">
            <text:p>13.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4.009" calcext:value-type="float">
            <text:p>9974.009</text:p>
          </table:table-cell>
          <table:table-cell office:value-type="float" office:value="25.991" calcext:value-type="float">
            <text:p>25.99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93" calcext:value-type="float">
            <text:p>9995.593</text:p>
          </table:table-cell>
          <table:table-cell office:value-type="float" office:value="4.407" calcext:value-type="float">
            <text:p>4.4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42" calcext:value-type="float">
            <text:p>9997.042</text:p>
          </table:table-cell>
          <table:table-cell office:value-type="float" office:value="2.958" calcext:value-type="float">
            <text:p>2.9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94" calcext:value-type="float">
            <text:p>9996.694</text:p>
          </table:table-cell>
          <table:table-cell office:value-type="float" office:value="3.306" calcext:value-type="float">
            <text:p>3.3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44" calcext:value-type="float">
            <text:p>9986.344</text:p>
          </table:table-cell>
          <table:table-cell office:value-type="float" office:value="13.656" calcext:value-type="float">
            <text:p>13.6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93" calcext:value-type="float">
            <text:p>9995.593</text:p>
          </table:table-cell>
          <table:table-cell office:value-type="float" office:value="4.407" calcext:value-type="float">
            <text:p>4.4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26" calcext:value-type="float">
            <text:p>9993.526</text:p>
          </table:table-cell>
          <table:table-cell office:value-type="float" office:value="6.474" calcext:value-type="float">
            <text:p>6.4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754" calcext:value-type="float">
            <text:p>9986.754</text:p>
          </table:table-cell>
          <table:table-cell office:value-type="float" office:value="13.246" calcext:value-type="float">
            <text:p>13.2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13" calcext:value-type="float">
            <text:p>9992.813</text:p>
          </table:table-cell>
          <table:table-cell office:value-type="float" office:value="7.187" calcext:value-type="float">
            <text:p>7.1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101" calcext:value-type="float">
            <text:p>9984.101</text:p>
          </table:table-cell>
          <table:table-cell office:value-type="float" office:value="15.899" calcext:value-type="float">
            <text:p>15.8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17" calcext:value-type="float">
            <text:p>9984.17</text:p>
          </table:table-cell>
          <table:table-cell office:value-type="float" office:value="15.83" calcext:value-type="float">
            <text:p>15.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16" calcext:value-type="float">
            <text:p>9986.916</text:p>
          </table:table-cell>
          <table:table-cell office:value-type="float" office:value="13.084" calcext:value-type="float">
            <text:p>13.0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73" calcext:value-type="float">
            <text:p>9985.73</text:p>
          </table:table-cell>
          <table:table-cell office:value-type="float" office:value="14.27" calcext:value-type="float">
            <text:p>14.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84" calcext:value-type="float">
            <text:p>9997.484</text:p>
          </table:table-cell>
          <table:table-cell office:value-type="float" office:value="2.516" calcext:value-type="float">
            <text:p>2.5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2.709" calcext:value-type="float">
            <text:p>9972.709</text:p>
          </table:table-cell>
          <table:table-cell office:value-type="float" office:value="27.291" calcext:value-type="float">
            <text:p>27.29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22" calcext:value-type="float">
            <text:p>9997.322</text:p>
          </table:table-cell>
          <table:table-cell office:value-type="float" office:value="2.678" calcext:value-type="float">
            <text:p>2.6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04" calcext:value-type="float">
            <text:p>9985.504</text:p>
          </table:table-cell>
          <table:table-cell office:value-type="float" office:value="14.496" calcext:value-type="float">
            <text:p>14.4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68" calcext:value-type="float">
            <text:p>9992.368</text:p>
          </table:table-cell>
          <table:table-cell office:value-type="float" office:value="7.632" calcext:value-type="float">
            <text:p>7.6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08" calcext:value-type="float">
            <text:p>9986.108</text:p>
          </table:table-cell>
          <table:table-cell office:value-type="float" office:value="13.892" calcext:value-type="float">
            <text:p>13.8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31" calcext:value-type="float">
            <text:p>9994.831</text:p>
          </table:table-cell>
          <table:table-cell office:value-type="float" office:value="5.169" calcext:value-type="float">
            <text:p>5.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63" calcext:value-type="float">
            <text:p>9992.763</text:p>
          </table:table-cell>
          <table:table-cell office:value-type="float" office:value="7.237" calcext:value-type="float">
            <text:p>7.2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19" calcext:value-type="float">
            <text:p>9992.019</text:p>
          </table:table-cell>
          <table:table-cell office:value-type="float" office:value="7.981" calcext:value-type="float">
            <text:p>7.9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23" calcext:value-type="float">
            <text:p>9993.623</text:p>
          </table:table-cell>
          <table:table-cell office:value-type="float" office:value="6.377" calcext:value-type="float">
            <text:p>6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08" calcext:value-type="float">
            <text:p>9986.108</text:p>
          </table:table-cell>
          <table:table-cell office:value-type="float" office:value="13.892" calcext:value-type="float">
            <text:p>13.8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2.709" calcext:value-type="float">
            <text:p>9972.709</text:p>
          </table:table-cell>
          <table:table-cell office:value-type="float" office:value="27.291" calcext:value-type="float">
            <text:p>27.29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77" calcext:value-type="float">
            <text:p>9995.477</text:p>
          </table:table-cell>
          <table:table-cell office:value-type="float" office:value="4.523" calcext:value-type="float">
            <text:p>4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27" calcext:value-type="float">
            <text:p>9996.927</text:p>
          </table:table-cell>
          <table:table-cell office:value-type="float" office:value="3.073" calcext:value-type="float">
            <text:p>3.0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79" calcext:value-type="float">
            <text:p>9996.579</text:p>
          </table:table-cell>
          <table:table-cell office:value-type="float" office:value="3.421" calcext:value-type="float">
            <text:p>3.4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71" calcext:value-type="float">
            <text:p>9985.671</text:p>
          </table:table-cell>
          <table:table-cell office:value-type="float" office:value="14.329" calcext:value-type="float">
            <text:p>14.3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77" calcext:value-type="float">
            <text:p>9995.477</text:p>
          </table:table-cell>
          <table:table-cell office:value-type="float" office:value="4.523" calcext:value-type="float">
            <text:p>4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8" calcext:value-type="float">
            <text:p>9993.18</text:p>
          </table:table-cell>
          <table:table-cell office:value-type="float" office:value="6.82" calcext:value-type="float">
            <text:p>6.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54" calcext:value-type="float">
            <text:p>9986.154</text:p>
          </table:table-cell>
          <table:table-cell office:value-type="float" office:value="13.846" calcext:value-type="float">
            <text:p>13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35" calcext:value-type="float">
            <text:p>9992.535</text:p>
          </table:table-cell>
          <table:table-cell office:value-type="float" office:value="7.465" calcext:value-type="float">
            <text:p>7.4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339" calcext:value-type="float">
            <text:p>9983.339</text:p>
          </table:table-cell>
          <table:table-cell office:value-type="float" office:value="16.661" calcext:value-type="float">
            <text:p>16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408" calcext:value-type="float">
            <text:p>9983.408</text:p>
          </table:table-cell>
          <table:table-cell office:value-type="float" office:value="16.592" calcext:value-type="float">
            <text:p>16.5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16" calcext:value-type="float">
            <text:p>9986.316</text:p>
          </table:table-cell>
          <table:table-cell office:value-type="float" office:value="13.684" calcext:value-type="float">
            <text:p>13.6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061" calcext:value-type="float">
            <text:p>9985.061</text:p>
          </table:table-cell>
          <table:table-cell office:value-type="float" office:value="14.939" calcext:value-type="float">
            <text:p>14.9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69" calcext:value-type="float">
            <text:p>9997.369</text:p>
          </table:table-cell>
          <table:table-cell office:value-type="float" office:value="2.631" calcext:value-type="float">
            <text:p>2.6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1.41" calcext:value-type="float">
            <text:p>9971.41</text:p>
          </table:table-cell>
          <table:table-cell office:value-type="float" office:value="28.59" calcext:value-type="float">
            <text:p>28.5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06" calcext:value-type="float">
            <text:p>9997.206</text:p>
          </table:table-cell>
          <table:table-cell office:value-type="float" office:value="2.794" calcext:value-type="float">
            <text:p>2.7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34" calcext:value-type="float">
            <text:p>9984.834</text:p>
          </table:table-cell>
          <table:table-cell office:value-type="float" office:value="15.166" calcext:value-type="float">
            <text:p>15.1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05" calcext:value-type="float">
            <text:p>9991.905</text:p>
          </table:table-cell>
          <table:table-cell office:value-type="float" office:value="8.095" calcext:value-type="float">
            <text:p>8.0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08" calcext:value-type="float">
            <text:p>9985.508</text:p>
          </table:table-cell>
          <table:table-cell office:value-type="float" office:value="14.492" calcext:value-type="float">
            <text:p>14.4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54" calcext:value-type="float">
            <text:p>9994.554</text:p>
          </table:table-cell>
          <table:table-cell office:value-type="float" office:value="5.446" calcext:value-type="float">
            <text:p>5.4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23" calcext:value-type="float">
            <text:p>9992.323</text:p>
          </table:table-cell>
          <table:table-cell office:value-type="float" office:value="7.677" calcext:value-type="float">
            <text:p>7.6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6" calcext:value-type="float">
            <text:p>9991.626</text:p>
          </table:table-cell>
          <table:table-cell office:value-type="float" office:value="8.374" calcext:value-type="float">
            <text:p>8.3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53" calcext:value-type="float">
            <text:p>9993.253</text:p>
          </table:table-cell>
          <table:table-cell office:value-type="float" office:value="6.747" calcext:value-type="float">
            <text:p>6.7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08" calcext:value-type="float">
            <text:p>9985.508</text:p>
          </table:table-cell>
          <table:table-cell office:value-type="float" office:value="14.492" calcext:value-type="float">
            <text:p>14.4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1.41" calcext:value-type="float">
            <text:p>9971.41</text:p>
          </table:table-cell>
          <table:table-cell office:value-type="float" office:value="28.59" calcext:value-type="float">
            <text:p>28.5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" calcext:value-type="float">
            <text:p>9995.2</text:p>
          </table:table-cell>
          <table:table-cell office:value-type="float" office:value="4.8" calcext:value-type="float">
            <text:p>4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65" calcext:value-type="float">
            <text:p>9996.765</text:p>
          </table:table-cell>
          <table:table-cell office:value-type="float" office:value="3.235" calcext:value-type="float">
            <text:p>3.2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94" calcext:value-type="float">
            <text:p>9996.394</text:p>
          </table:table-cell>
          <table:table-cell office:value-type="float" office:value="3.606" calcext:value-type="float">
            <text:p>3.6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76" calcext:value-type="float">
            <text:p>9984.976</text:p>
          </table:table-cell>
          <table:table-cell office:value-type="float" office:value="15.024" calcext:value-type="float">
            <text:p>15.0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" calcext:value-type="float">
            <text:p>9995.2</text:p>
          </table:table-cell>
          <table:table-cell office:value-type="float" office:value="4.8" calcext:value-type="float">
            <text:p>4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95" calcext:value-type="float">
            <text:p>9992.695</text:p>
          </table:table-cell>
          <table:table-cell office:value-type="float" office:value="7.305" calcext:value-type="float">
            <text:p>7.3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54" calcext:value-type="float">
            <text:p>9985.554</text:p>
          </table:table-cell>
          <table:table-cell office:value-type="float" office:value="14.446" calcext:value-type="float">
            <text:p>14.4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17" calcext:value-type="float">
            <text:p>9992.117</text:p>
          </table:table-cell>
          <table:table-cell office:value-type="float" office:value="7.883" calcext:value-type="float">
            <text:p>7.8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578" calcext:value-type="float">
            <text:p>9982.578</text:p>
          </table:table-cell>
          <table:table-cell office:value-type="float" office:value="17.422" calcext:value-type="float">
            <text:p>17.4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646" calcext:value-type="float">
            <text:p>9982.646</text:p>
          </table:table-cell>
          <table:table-cell office:value-type="float" office:value="17.354" calcext:value-type="float">
            <text:p>17.3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716" calcext:value-type="float">
            <text:p>9985.716</text:p>
          </table:table-cell>
          <table:table-cell office:value-type="float" office:value="14.284" calcext:value-type="float">
            <text:p>14.2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391" calcext:value-type="float">
            <text:p>9984.391</text:p>
          </table:table-cell>
          <table:table-cell office:value-type="float" office:value="15.609" calcext:value-type="float">
            <text:p>15.6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54" calcext:value-type="float">
            <text:p>9997.254</text:p>
          </table:table-cell>
          <table:table-cell office:value-type="float" office:value="2.746" calcext:value-type="float">
            <text:p>2.7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0.11" calcext:value-type="float">
            <text:p>9970.11</text:p>
          </table:table-cell>
          <table:table-cell office:value-type="float" office:value="29.89" calcext:value-type="float">
            <text:p>29.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68" calcext:value-type="float">
            <text:p>9997.068</text:p>
          </table:table-cell>
          <table:table-cell office:value-type="float" office:value="2.932" calcext:value-type="float">
            <text:p>2.9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188" calcext:value-type="float">
            <text:p>9984.188</text:p>
          </table:table-cell>
          <table:table-cell office:value-type="float" office:value="15.812" calcext:value-type="float">
            <text:p>15.8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88" calcext:value-type="float">
            <text:p>9991.488</text:p>
          </table:table-cell>
          <table:table-cell office:value-type="float" office:value="8.512" calcext:value-type="float">
            <text:p>8.5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08" calcext:value-type="float">
            <text:p>9984.908</text:p>
          </table:table-cell>
          <table:table-cell office:value-type="float" office:value="15.092" calcext:value-type="float">
            <text:p>15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77" calcext:value-type="float">
            <text:p>9994.277</text:p>
          </table:table-cell>
          <table:table-cell office:value-type="float" office:value="5.723" calcext:value-type="float">
            <text:p>5.7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84" calcext:value-type="float">
            <text:p>9991.884</text:p>
          </table:table-cell>
          <table:table-cell office:value-type="float" office:value="8.116" calcext:value-type="float">
            <text:p>8.1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33" calcext:value-type="float">
            <text:p>9991.233</text:p>
          </table:table-cell>
          <table:table-cell office:value-type="float" office:value="8.767" calcext:value-type="float">
            <text:p>8.7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83" calcext:value-type="float">
            <text:p>9992.883</text:p>
          </table:table-cell>
          <table:table-cell office:value-type="float" office:value="7.117" calcext:value-type="float">
            <text:p>7.1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08" calcext:value-type="float">
            <text:p>9984.908</text:p>
          </table:table-cell>
          <table:table-cell office:value-type="float" office:value="15.092" calcext:value-type="float">
            <text:p>15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0.11" calcext:value-type="float">
            <text:p>9970.11</text:p>
          </table:table-cell>
          <table:table-cell office:value-type="float" office:value="29.89" calcext:value-type="float">
            <text:p>29.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23" calcext:value-type="float">
            <text:p>9994.923</text:p>
          </table:table-cell>
          <table:table-cell office:value-type="float" office:value="5.077" calcext:value-type="float">
            <text:p>5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03" calcext:value-type="float">
            <text:p>9996.603</text:p>
          </table:table-cell>
          <table:table-cell office:value-type="float" office:value="3.397" calcext:value-type="float">
            <text:p>3.3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09" calcext:value-type="float">
            <text:p>9996.209</text:p>
          </table:table-cell>
          <table:table-cell office:value-type="float" office:value="3.791" calcext:value-type="float">
            <text:p>3.7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28" calcext:value-type="float">
            <text:p>9984.28</text:p>
          </table:table-cell>
          <table:table-cell office:value-type="float" office:value="15.72" calcext:value-type="float">
            <text:p>15.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23" calcext:value-type="float">
            <text:p>9994.923</text:p>
          </table:table-cell>
          <table:table-cell office:value-type="float" office:value="5.077" calcext:value-type="float">
            <text:p>5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48" calcext:value-type="float">
            <text:p>9992.348</text:p>
          </table:table-cell>
          <table:table-cell office:value-type="float" office:value="7.652" calcext:value-type="float">
            <text:p>7.6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54" calcext:value-type="float">
            <text:p>9984.954</text:p>
          </table:table-cell>
          <table:table-cell office:value-type="float" office:value="15.046" calcext:value-type="float">
            <text:p>15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63" calcext:value-type="float">
            <text:p>9991.863</text:p>
          </table:table-cell>
          <table:table-cell office:value-type="float" office:value="8.137" calcext:value-type="float">
            <text:p>8.1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816" calcext:value-type="float">
            <text:p>9981.816</text:p>
          </table:table-cell>
          <table:table-cell office:value-type="float" office:value="18.184" calcext:value-type="float">
            <text:p>18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885" calcext:value-type="float">
            <text:p>9981.885</text:p>
          </table:table-cell>
          <table:table-cell office:value-type="float" office:value="18.115" calcext:value-type="float">
            <text:p>18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116" calcext:value-type="float">
            <text:p>9985.116</text:p>
          </table:table-cell>
          <table:table-cell office:value-type="float" office:value="14.884" calcext:value-type="float">
            <text:p>14.8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721" calcext:value-type="float">
            <text:p>9983.721</text:p>
          </table:table-cell>
          <table:table-cell office:value-type="float" office:value="16.279" calcext:value-type="float">
            <text:p>16.2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38" calcext:value-type="float">
            <text:p>9997.138</text:p>
          </table:table-cell>
          <table:table-cell office:value-type="float" office:value="2.862" calcext:value-type="float">
            <text:p>2.8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68.811" calcext:value-type="float">
            <text:p>9968.811</text:p>
          </table:table-cell>
          <table:table-cell office:value-type="float" office:value="31.189" calcext:value-type="float">
            <text:p>31.1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06" calcext:value-type="float">
            <text:p>9996.906</text:p>
          </table:table-cell>
          <table:table-cell office:value-type="float" office:value="3.094" calcext:value-type="float">
            <text:p>3.0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541" calcext:value-type="float">
            <text:p>9983.541</text:p>
          </table:table-cell>
          <table:table-cell office:value-type="float" office:value="16.459" calcext:value-type="float">
            <text:p>16.4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72" calcext:value-type="float">
            <text:p>9991.072</text:p>
          </table:table-cell>
          <table:table-cell office:value-type="float" office:value="8.928" calcext:value-type="float">
            <text:p>8.9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308" calcext:value-type="float">
            <text:p>9984.308</text:p>
          </table:table-cell>
          <table:table-cell office:value-type="float" office:value="15.692" calcext:value-type="float">
            <text:p>15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" calcext:value-type="float">
            <text:p>999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44" calcext:value-type="float">
            <text:p>9991.444</text:p>
          </table:table-cell>
          <table:table-cell office:value-type="float" office:value="8.556" calcext:value-type="float">
            <text:p>8.5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4" calcext:value-type="float">
            <text:p>9990.84</text:p>
          </table:table-cell>
          <table:table-cell office:value-type="float" office:value="9.16" calcext:value-type="float">
            <text:p>9.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13" calcext:value-type="float">
            <text:p>9992.513</text:p>
          </table:table-cell>
          <table:table-cell office:value-type="float" office:value="7.487" calcext:value-type="float">
            <text:p>7.4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308" calcext:value-type="float">
            <text:p>9984.308</text:p>
          </table:table-cell>
          <table:table-cell office:value-type="float" office:value="15.692" calcext:value-type="float">
            <text:p>15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68.811" calcext:value-type="float">
            <text:p>9968.811</text:p>
          </table:table-cell>
          <table:table-cell office:value-type="float" office:value="31.189" calcext:value-type="float">
            <text:p>31.1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47" calcext:value-type="float">
            <text:p>9994.647</text:p>
          </table:table-cell>
          <table:table-cell office:value-type="float" office:value="5.353" calcext:value-type="float">
            <text:p>5.3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41" calcext:value-type="float">
            <text:p>9996.441</text:p>
          </table:table-cell>
          <table:table-cell office:value-type="float" office:value="3.559" calcext:value-type="float">
            <text:p>3.5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24" calcext:value-type="float">
            <text:p>9996.024</text:p>
          </table:table-cell>
          <table:table-cell office:value-type="float" office:value="3.976" calcext:value-type="float">
            <text:p>3.9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585" calcext:value-type="float">
            <text:p>9983.585</text:p>
          </table:table-cell>
          <table:table-cell office:value-type="float" office:value="16.415" calcext:value-type="float">
            <text:p>16.4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47" calcext:value-type="float">
            <text:p>9994.647</text:p>
          </table:table-cell>
          <table:table-cell office:value-type="float" office:value="5.353" calcext:value-type="float">
            <text:p>5.3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formula="of:=SUM([.H577:.H601])" office:value-type="float" office:value="292.03" calcext:value-type="float">
            <text:p>292.03</text:p>
          </table:table-cell>
          <table:table-cell table:number-columns-repeated="2"/>
          <table:table-cell table:formula="of:=[.H603]/25" office:value-type="float" office:value="11.6812" calcext:value-type="float">
            <text:p>11.68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5T15:14:40.217838845</dc:date>
    <meta:editing-duration>PT35S</meta:editing-duration>
    <meta:editing-cycles>1</meta:editing-cycles>
    <meta:document-statistic meta:table-count="1" meta:cell-count="5411" meta:object-count="0"/>
    <meta:generator>LibreOffice/24.2.7.2$Linux_X86_64 LibreOffice_project/420$Build-2</meta:generator>
  </office:meta>
</office:document-meta>
</file>